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288cm"/>
    </style:style>
    <style:style style:name="co8" style:family="table-column">
      <style:table-column-properties fo:break-before="auto" style:column-width="0.395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0.4cm"/>
    </style:style>
    <style:style style:name="co12" style:family="table-column">
      <style:table-column-properties fo:break-before="auto" style:column-width="1.547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1.256cm"/>
    </style:style>
    <style:style style:name="co15" style:family="table-column">
      <style:table-column-properties fo:break-before="auto" style:column-width="1.732cm"/>
    </style:style>
    <style:style style:name="co16" style:family="table-column">
      <style:table-column-properties fo:break-before="auto" style:column-width="2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3cm" fo:break-before="page" style:use-optimal-row-height="true"/>
    </style:style>
    <style:style style:name="ro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50"/>
    <style:style style:name="ce3" style:family="table-cell" style:parent-style-name="Default">
      <style:table-cell-properties fo:border-bottom="none" style:text-align-source="fix" style:repeat-content="false" fo:border-left="0.002cm solid #000000" style:direction="ltr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8">
      <style:table-cell-properties fo:border-bottom="none" fo:background-color="#ffff00" fo:border-left="0.002cm solid #000000" fo:border-right="none" fo:border-top="none"/>
    </style:style>
    <style:style style:name="ce6" style:family="table-cell" style:parent-style-name="Default" style:data-style-name="N108">
      <style:table-cell-properties fo:border-bottom="none" fo:background-color="#ccffff" fo:border-left="0.002cm solid #000000" fo:border-right="none" fo:border-top="none"/>
    </style:style>
    <style:style style:name="ce7" style:family="table-cell" style:parent-style-name="Default" style:data-style-name="N108">
      <style:table-cell-properties fo:border-bottom="0.002cm solid #000000" fo:background-color="#ccffff" fo:border-left="0.002cm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2">
      <style:table-cell-properties fo:background-color="#ffff00" fo:border="none"/>
    </style:style>
    <style:style style:name="ce11" style:family="table-cell" style:parent-style-name="Default" style:data-style-name="N2">
      <style:table-cell-properties fo:background-color="#ccffff" fo:border="none"/>
    </style:style>
    <style:style style:name="ce12" style:family="table-cell" style:parent-style-name="Default" style:data-style-name="N2">
      <style:table-cell-properties fo:border-bottom="0.002cm solid #000000" fo:background-color="#ccffff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7" style:family="table-cell" style:parent-style-name="Default" style:data-style-name="N2">
      <style:table-cell-properties fo:border-bottom="0.002cm solid #000000" fo:background-color="#ccffff" fo:border-left="none" fo:border-right="0.002cm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50">
      <style:table-cell-properties fo:background-color="transparent" fo:border="none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08">
      <style:table-cell-properties fo:border-bottom="none" fo:background-color="#ffffcc" fo:border-left="0.002cm solid #000000" fo:border-right="none" fo:border-top="0.002cm solid #000000"/>
    </style:style>
    <style:style style:name="ce25" style:family="table-cell" style:parent-style-name="Default" style:data-style-name="N108">
      <style:table-cell-properties fo:border-bottom="none" fo:background-color="#ffffcc" fo:border-left="0.002cm solid #000000" fo:border-right="none" fo:border-top="none"/>
    </style:style>
    <style:style style:name="ce26" style:family="table-cell" style:parent-style-name="Default" style:data-style-name="N108">
      <style:table-cell-properties fo:border-bottom="0.002cm solid #000000" fo:background-color="#ffffcc" fo:border-left="0.002cm solid #000000" fo:border-right="none" fo:border-top="none"/>
    </style:style>
    <style:style style:name="ce27" style:family="table-cell" style:parent-style-name="Default" style:data-style-name="N2">
      <style:table-cell-properties fo:border-bottom="none" fo:background-color="#ffffcc" fo:border-left="none" fo:border-right="0.002cm solid #000000" fo:border-top="0.002cm solid #000000"/>
    </style:style>
    <style:style style:name="ce28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29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0"/>
    <style:style style:name="ce32" style:family="table-cell" style:parent-style-name="Default">
      <style:table-cell-properties fo:border-bottom="none" fo:border-left="none" fo:border-right="0.002cm solid #000000" fo:border-top="none"/>
    </style:style>
    <style:style style:name="ce33" style:family="table-cell" style:parent-style-name="Default" style:data-style-name="N111"/>
    <style:style style:name="ce34" style:family="table-cell" style:parent-style-name="Default" style:data-style-name="N112"/>
    <style:style style:name="ce35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36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37" style:family="table-cell" style:parent-style-name="Default" style:data-style-name="N41">
      <style:table-cell-properties fo:border-bottom="0.002cm solid #000000" fo:background-color="#ccffff" fo:border-left="0.002cm solid #000000" fo:border-right="none" fo:border-top="none"/>
    </style:style>
    <style:style style:name="ce38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39" style:family="table-cell" style:parent-style-name="Default" style:data-style-name="N44">
      <style:table-cell-properties fo:border-bottom="0.002cm solid #000000" fo:background-color="#ffffcc" fo:border-left="0.002cm solid #000000" fo:border-right="none" fo:border-top="none"/>
    </style:style>
    <style:style style:name="ce40" style:family="table-cell" style:parent-style-name="Default" style:data-style-name="N50">
      <style:table-cell-properties fo:border-bottom="none" fo:background-color="transparent" fo:border-left="0.002cm solid #000000" fo:border-right="none" fo:border-top="none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8"/>
    <style:style style:name="ce4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45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46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47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48" style:family="table-cell" style:parent-style-name="Default" style:data-style-name="N2">
      <style:table-cell-properties fo:background-color="#ffffcc" fo:border="none"/>
    </style:style>
    <style:style style:name="ce49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Общий график" table:style-name="ta1" table:print-ranges="'Общий график'.A1:'Общий график'.L6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>
            <draw:frame table:end-cell-address="'Общий график'.L34" table:end-x="2.112cm" table:end-y="0.31cm" draw:z-index="0" draw:style-name="gr1" draw:text-style-name="P1" svg:width="25.302cm" svg:height="15.07cm" svg:x="0.146cm" svg:y="0.143cm">
              <draw:object draw:notify-on-update-of-ranges="'UltraFire 6000'.B4:'UltraFire 6000'.B34 'Общий график'.B2:'Общий график'.B2 'UltraFire 6000'.E4:'UltraFire 6000'.E34 'UltraFire 6000'.B4:'UltraFire 6000'.B34 'Общий график'.B3:'Общий график'.B3 'UltraFire 6000'.D4:'UltraFire 6000'.D34 'UltraFire 6000'.B4:'UltraFire 6000'.B34 'Общий график'.B4:'Общий график'.B4 'UltraFire 6000'.C4:'UltraFire 6000'.C34 'дохлый 1500'.B4:'дохлый 1500'.B24 'Общий график'.B7:'Общий график'.B7 'дохлый 1500'.C4:'дохлый 1500'.C24 'дохлый 1500'.B4:'дохлый 1500'.B24 'Общий график'.B8:'Общий график'.B8 'дохлый 1500'.D4:'дохлый 1500'.D24 '2000'.B5:'2000'.B24 'Общий график'.B5:'Общий график'.B5 '2000'.C5:'2000'.C24 '2000'.B5:'2000'.B24 'Общий график'.B6:'Общий график'.B6 '2000'.D5:'2000'.D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(UltraFire) U Bat.</text:p>
          </table:table-cell>
        </table:table-row>
        <table:table-row table:style-name="ro1">
          <table:table-cell/>
          <table:table-cell office:value-type="string">
            <text:p>(UltraFire) U Chr.</text:p>
          </table:table-cell>
        </table:table-row>
        <table:table-row table:style-name="ro1">
          <table:table-cell/>
          <table:table-cell office:value-type="string">
            <text:p>(UltraFire) C Bat.</text:p>
          </table:table-cell>
        </table:table-row>
        <table:table-row table:style-name="ro1">
          <table:table-cell/>
          <table:table-cell office:value-type="string">
            <text:p>(2000) U Bat.</text:p>
          </table:table-cell>
        </table:table-row>
        <table:table-row table:style-name="ro1">
          <table:table-cell/>
          <table:table-cell office:value-type="string">
            <text:p>(2000) U Chr.</text:p>
          </table:table-cell>
        </table:table-row>
        <table:table-row table:style-name="ro1">
          <table:table-cell/>
          <table:table-cell office:value-type="string">
            <text:p>(1500) U Bat.</text:p>
          </table:table-cell>
        </table:table-row>
        <table:table-row table:style-name="ro1">
          <table:table-cell/>
          <table:table-cell office:value-type="string">
            <text:p>(1500) U Chr.</text:p>
          </table:table-cell>
        </table:table-row>
        <table:table-row table:style-name="ro1" table:number-rows-repeated="26">
          <table:table-cell table:number-columns-repeated="2"/>
        </table:table-row>
        <table:table-row table:style-name="ro1">
          <table:table-cell>
            <draw:frame table:end-cell-address="'Общий график'.L68" table:end-x="2.136cm" table:end-y="0.358cm" draw:z-index="1" draw:style-name="gr1" draw:text-style-name="P1" svg:width="25.423cm" svg:height="15.165cm" svg:x="0.049cm" svg:y="0.096cm">
              <draw:object draw:notify-on-update-of-ranges="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 '2000'.F4:'2000'.F26 'Общий график'.B5:'Общий график'.B5 '2000'.G4:'2000'.G26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</table:table-row>
      </table:table>
      <table:table table:name="2000" table:style-name="ta1" table:print-ranges="'2000'.A38:'2000'.M101">
        <office:forms form:automatic-focus="false" form:apply-design-mode="false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ce21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4" table:number-rows-spanned="2">
            <text:p>процесс зарядки</text:p>
          </table:table-cell>
          <table:covered-table-cell table:style-name="ce3"/>
          <table:covered-table-cell table:style-name="ce8"/>
          <table:covered-table-cell table:style-name="ce13"/>
          <table:table-cell table:style-name="ce19" office:value-type="string" table:number-columns-spanned="6" table:number-rows-spanned="1">
            <text:p>процесс разрядки</text:p>
          </table:table-cell>
          <table:covered-table-cell table:style-name="ce23"/>
          <table:covered-table-cell table:number-columns-repeated="4"/>
          <table:table-cell table:style-name="ce30" office:value-type="string" table:number-columns-spanned="6" table:number-rows-spanned="1">
            <text:p>разрядка с блоком</text:p>
          </table:table-cell>
          <table:covered-table-cell table:style-name="ce23"/>
          <table:covered-table-cell table:number-columns-repeated="4"/>
          <table:table-cell table:number-columns-repeated="2"/>
        </table:table-row>
        <table:table-row table:style-name="ro3">
          <table:covered-table-cell/>
          <table:covered-table-cell table:style-name="ce3"/>
          <table:covered-table-cell table:style-name="ce8"/>
          <table:covered-table-cell table:style-name="ce13"/>
          <table:table-cell table:style-name="ce20"/>
          <table:table-cell table:style-name="ce23" office:value-type="string" table:number-columns-spanned="2" table:number-rows-spanned="1">
            <text:p>подсветка включена</text:p>
          </table:table-cell>
          <table:covered-table-cell/>
          <table:table-cell table:style-name="ce20"/>
          <table:table-cell table:style-name="ce23" office:value-type="string" table:number-columns-spanned="2" table:number-rows-spanned="1">
            <text:p>без подсветки</text:p>
          </table:table-cell>
          <table:covered-table-cell/>
          <table:table-cell/>
          <table:table-cell table:style-name="ce23" office:value-type="string" table:number-columns-spanned="2" table:number-rows-spanned="1">
            <text:p>подсветка включена блок</text:p>
          </table:table-cell>
          <table:covered-table-cell/>
          <table:table-cell table:style-name="ce20"/>
          <table:table-cell table:style-name="ce23" office:value-type="string" table:number-columns-spanned="2" table:number-rows-spanned="1">
            <text:p>без подсветки блок</text:p>
          </table:table-cell>
          <table:covered-table-cell/>
          <table:table-cell table:number-columns-repeated="2"/>
        </table:table-row>
        <table:table-row table:style-name="ro4">
          <table:table-cell/>
          <table:table-cell table:style-name="ce4" office:value-type="string">
            <text:p>время</text:p>
          </table:table-cell>
          <table:table-cell table:style-name="ce9" office:value-type="string">
            <text:p>U бат.</text:p>
          </table:table-cell>
          <table:table-cell table:style-name="ce14" office:value-type="string">
            <text:p>U зар.</text:p>
          </table:table-cell>
          <table:table-cell/>
          <table:table-cell table:style-name="ce4" office:value-type="string">
            <text:p>время</text:p>
          </table:table-cell>
          <table:table-cell table:style-name="ce14" office:value-type="string">
            <text:p>V бат.</text:p>
          </table:table-cell>
          <table:table-cell table:style-name="ce21"/>
          <table:table-cell table:style-name="ce4" office:value-type="string">
            <text:p>время</text:p>
          </table:table-cell>
          <table:table-cell table:style-name="ce14" office:value-type="string">
            <text:p>V бат.</text:p>
          </table:table-cell>
          <table:table-cell table:style-name="ce31" office:value-type="float" office:value="2.68">
            <text:p>2,68</text:p>
          </table:table-cell>
          <table:table-cell table:style-name="ce4" office:value-type="string">
            <text:p>время</text:p>
          </table:table-cell>
          <table:table-cell table:style-name="ce14" office:value-type="string">
            <text:p>V бат.</text:p>
          </table:table-cell>
          <table:table-cell table:style-name="ce21" office:value-type="float" office:value="2.37">
            <text:p>2,37</text:p>
          </table:table-cell>
          <table:table-cell table:style-name="ce4" office:value-type="string">
            <text:p>время</text:p>
          </table:table-cell>
          <table:table-cell table:style-name="ce14" office:value-type="string">
            <text:p>V бат.</text:p>
          </table:table-cell>
          <table:table-cell/>
          <table:table-cell table:style-name="ce33" office:value-type="date" office:date-value="2016-12-19T13:44:09.79">
            <text:p>19.12.2016 13:44:09,790</text:p>
          </table:table-cell>
        </table:table-row>
        <table:table-row table:style-name="ro1">
          <table:table-cell table:style-name="ce2" office:value-type="date" office:date-value="2016-12-11T10:00:00">
            <text:p>11.12.16 10:00</text:p>
          </table:table-cell>
          <table:table-cell table:style-name="ce5" table:formula="of:=[.A4]-[.$A$4]" office:value-type="time" office:time-value="PT00H00M00S">
            <text:p>00:00</text:p>
          </table:table-cell>
          <table:table-cell table:style-name="ce10" office:value-type="float" office:value="2.84">
            <text:p>2,84</text:p>
          </table:table-cell>
          <table:table-cell table:style-name="ce15" office:value-type="float" office:value="0">
            <text:p>0,00</text:p>
          </table:table-cell>
          <table:table-cell table:style-name="ce22" office:value-type="date" office:date-value="2016-12-11T13:50:00">
            <text:p>11.12.16 13:50</text:p>
          </table:table-cell>
          <table:table-cell table:style-name="ce24" table:formula="of:=[.E4]-[.$E$4]" office:value-type="time" office:time-value="PT00H00M00S">
            <text:p>00:00</text:p>
          </table:table-cell>
          <table:table-cell table:style-name="ce27" office:value-type="float" office:value="4.11">
            <text:p>4,11</text:p>
          </table:table-cell>
          <table:table-cell table:style-name="ce22" office:value-type="date" office:date-value="2016-12-15T00:05:00">
            <text:p>15.12.16 00:05</text:p>
          </table:table-cell>
          <table:table-cell table:style-name="ce25" table:formula="of:=[.H4]-[.$H$4]" office:value-type="time" office:time-value="PT00H00M00S">
            <text:p>00:00</text:p>
          </table:table-cell>
          <table:table-cell table:style-name="ce27" office:value-type="float" office:value="4.12">
            <text:p>4,12</text:p>
          </table:table-cell>
          <table:table-cell table:style-name="ce22" office:value-type="date" office:date-value="2017-01-18T16:36:59.99">
            <text:p>18.01.17 16:37</text:p>
          </table:table-cell>
          <table:table-cell table:style-name="ce24" table:formula="of:=([.K4]-[.$K$4])*[.$K$3]" office:value-type="time" office:time-value="PT00H00M00S">
            <text:p>00:00</text:p>
          </table:table-cell>
          <table:table-cell table:style-name="ce27" office:value-type="float" office:value="4.11">
            <text:p>4,11</text:p>
          </table:table-cell>
          <table:table-cell table:style-name="ce22" office:value-type="date" office:date-value="2017-01-20T01:04:00">
            <text:p>20.01.17 01:04</text:p>
          </table:table-cell>
          <table:table-cell table:style-name="ce24" table:formula="of:=([.N4]-[.$N$4])*[.$N$3]" office:value-type="time" office:time-value="PT00H00M00S">
            <text:p>00:00</text:p>
          </table:table-cell>
          <table:table-cell table:style-name="ce27" office:value-type="float" office:value="4.12">
            <text:p>4,12</text:p>
          </table:table-cell>
          <table:table-cell/>
          <table:table-cell table:style-name="ce33" office:value-type="date" office:date-value="2016-12-19T13:44:40.219999">
            <text:p>19.12.2016 13:44:40,220</text:p>
          </table:table-cell>
        </table:table-row>
        <table:table-row table:style-name="ro1">
          <table:table-cell table:style-name="ce2" office:value-type="date" office:date-value="2016-12-11T10:00:00">
            <text:p>11.12.16 10:00</text:p>
          </table:table-cell>
          <table:table-cell table:style-name="ce6" table:formula="of:=[.A5]-[.$A$4]" office:value-type="time" office:time-value="PT00H00M00S">
            <text:p>00:00</text:p>
          </table:table-cell>
          <table:table-cell table:style-name="ce11" office:value-type="float" office:value="3.26">
            <text:p>3,26</text:p>
          </table:table-cell>
          <table:table-cell table:style-name="ce16" office:value-type="float" office:value="3.76">
            <text:p>3,76</text:p>
          </table:table-cell>
          <table:table-cell table:style-name="ce22" office:value-type="date" office:date-value="2016-12-11T15:00:00">
            <text:p>11.12.16 15:00</text:p>
          </table:table-cell>
          <table:table-cell table:style-name="ce25" table:formula="of:=[.E5]-[.$E$4]" office:value-type="time" office:time-value="PT01H10M00S">
            <text:p>01:10</text:p>
          </table:table-cell>
          <table:table-cell table:style-name="ce28" office:value-type="float" office:value="4.09">
            <text:p>4,09</text:p>
          </table:table-cell>
          <table:table-cell table:style-name="ce22" office:value-type="date" office:date-value="2016-12-15T00:30:00">
            <text:p>15.12.16 00:30</text:p>
          </table:table-cell>
          <table:table-cell table:style-name="ce25" table:formula="of:=[.H5]-[.$H$4]" office:value-type="time" office:time-value="PT00H25M00S">
            <text:p>00:25</text:p>
          </table:table-cell>
          <table:table-cell table:style-name="ce28" office:value-type="float" office:value="4.11">
            <text:p>4,11</text:p>
          </table:table-cell>
          <table:table-cell table:style-name="ce22" office:value-type="date" office:date-value="2017-01-18T16:40:00">
            <text:p>18.01.17 16:40</text:p>
          </table:table-cell>
          <table:table-cell table:style-name="ce25" table:formula="of:=([.K5]-[.$K$4])*[.$K$3]" office:value-type="time" office:time-value="PT00H08M02.426801S">
            <text:p>00:08</text:p>
          </table:table-cell>
          <table:table-cell table:style-name="ce28" office:value-type="float" office:value="4.1">
            <text:p>4,10</text:p>
          </table:table-cell>
          <table:table-cell table:style-name="ce22" office:value-type="date" office:date-value="2017-01-20T01:10:00">
            <text:p>20.01.17 01:10</text:p>
          </table:table-cell>
          <table:table-cell table:style-name="ce25" table:formula="of:=([.N5]-[.$N$4])*[.$N$3]" office:value-type="time" office:time-value="PT00H14M13.2S">
            <text:p>00:14</text:p>
          </table:table-cell>
          <table:table-cell table:style-name="ce28" office:value-type="float" office:value="4.11">
            <text:p>4,11</text:p>
          </table:table-cell>
          <table:table-cell/>
          <table:table-cell table:style-name="ce34" table:formula="of:=[.R4]-[.R3]" office:value-type="time" office:time-value="PT00H00M30.429999S">
            <text:p>00:00:30,430</text:p>
          </table:table-cell>
        </table:table-row>
        <table:table-row table:style-name="ro1">
          <table:table-cell table:style-name="ce2" office:value-type="date" office:date-value="2016-12-11T10:01:00">
            <text:p>11.12.16 10:01</text:p>
          </table:table-cell>
          <table:table-cell table:style-name="ce6" table:formula="of:=[.A6]-[.$A$4]" office:value-type="time" office:time-value="PT00H01M00S">
            <text:p>00:01</text:p>
          </table:table-cell>
          <table:table-cell table:style-name="ce11" office:value-type="float" office:value="3.47">
            <text:p>3,47</text:p>
          </table:table-cell>
          <table:table-cell table:style-name="ce16" office:value-type="float" office:value="3.76">
            <text:p>3,76</text:p>
          </table:table-cell>
          <table:table-cell table:style-name="ce22" office:value-type="date" office:date-value="2016-12-11T16:04:00">
            <text:p>11.12.16 16:04</text:p>
          </table:table-cell>
          <table:table-cell table:style-name="ce25" table:formula="of:=[.E6]-[.$E$4]" office:value-type="time" office:time-value="PT02H14M00S">
            <text:p>02:14</text:p>
          </table:table-cell>
          <table:table-cell table:style-name="ce28" office:value-type="float" office:value="4.07">
            <text:p>4,07</text:p>
          </table:table-cell>
          <table:table-cell table:style-name="ce22" office:value-type="date" office:date-value="2016-12-15T01:36:59.99">
            <text:p>15.12.16 01:37</text:p>
          </table:table-cell>
          <table:table-cell table:style-name="ce25" table:formula="of:=[.H6]-[.$H$4]" office:value-type="time" office:time-value="PT01H31M59.99S">
            <text:p>01:32</text:p>
          </table:table-cell>
          <table:table-cell table:style-name="ce28" office:value-type="float" office:value="4.11">
            <text:p>4,11</text:p>
          </table:table-cell>
          <table:table-cell table:style-name="ce22" office:value-type="date" office:date-value="2017-01-18T16:50:00">
            <text:p>18.01.17 16:50</text:p>
          </table:table-cell>
          <table:table-cell table:style-name="ce25" table:formula="of:=([.K6]-[.$K$4])*[.$K$3]" office:value-type="time" office:time-value="PT00H34M50.4268S">
            <text:p>00:34</text:p>
          </table:table-cell>
          <table:table-cell table:style-name="ce28" office:value-type="float" office:value="4.1">
            <text:p>4,10</text:p>
          </table:table-cell>
          <table:table-cell table:style-name="ce22" office:value-type="date" office:date-value="2017-01-20T01:30:00">
            <text:p>20.01.17 01:30</text:p>
          </table:table-cell>
          <table:table-cell table:style-name="ce25" table:formula="of:=([.N6]-[.$N$4])*[.$N$3]" office:value-type="time" office:time-value="PT01H01M37.2S">
            <text:p>01:01</text:p>
          </table:table-cell>
          <table:table-cell table:style-name="ce28" office:value-type="float" office:value="4.11">
            <text:p>4,1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02:00">
            <text:p>11.12.16 10:02</text:p>
          </table:table-cell>
          <table:table-cell table:style-name="ce6" table:formula="of:=[.A7]-[.$A$4]" office:value-type="time" office:time-value="PT00H02M00S">
            <text:p>00:02</text:p>
          </table:table-cell>
          <table:table-cell table:style-name="ce11" office:value-type="float" office:value="3.57">
            <text:p>3,57</text:p>
          </table:table-cell>
          <table:table-cell table:style-name="ce16" office:value-type="float" office:value="3.84">
            <text:p>3,84</text:p>
          </table:table-cell>
          <table:table-cell table:style-name="ce22" office:value-type="date" office:date-value="2016-12-11T17:33:00">
            <text:p>11.12.16 17:33</text:p>
          </table:table-cell>
          <table:table-cell table:style-name="ce25" table:formula="of:=[.E7]-[.$E$4]" office:value-type="time" office:time-value="PT03H43M00S">
            <text:p>03:43</text:p>
          </table:table-cell>
          <table:table-cell table:style-name="ce28" office:value-type="float" office:value="4.05">
            <text:p>4,05</text:p>
          </table:table-cell>
          <table:table-cell table:style-name="ce22" office:value-type="date" office:date-value="2016-12-15T02:41:00">
            <text:p>15.12.16 02:41</text:p>
          </table:table-cell>
          <table:table-cell table:style-name="ce25" table:formula="of:=[.H7]-[.$H$4]" office:value-type="time" office:time-value="PT02H36M00S">
            <text:p>02:36</text:p>
          </table:table-cell>
          <table:table-cell table:style-name="ce28" office:value-type="float" office:value="4.09">
            <text:p>4,09</text:p>
          </table:table-cell>
          <table:table-cell table:style-name="ce22" office:value-type="date" office:date-value="2017-01-18T17:00:00">
            <text:p>18.01.17 17:00</text:p>
          </table:table-cell>
          <table:table-cell table:style-name="ce25" table:formula="of:=([.K7]-[.$K$4])*[.$K$3]" office:value-type="time" office:time-value="PT01H01M38.426801S">
            <text:p>01:01</text:p>
          </table:table-cell>
          <table:table-cell table:style-name="ce28" office:value-type="float" office:value="4.09">
            <text:p>4,09</text:p>
          </table:table-cell>
          <table:table-cell table:style-name="ce22" office:value-type="date" office:date-value="2017-01-20T02:00:00">
            <text:p>20.01.17 02:00</text:p>
          </table:table-cell>
          <table:table-cell table:style-name="ce25" table:formula="of:=([.N7]-[.$N$4])*[.$N$3]" office:value-type="time" office:time-value="PT02H12M43.200001S">
            <text:p>02:12</text:p>
          </table:table-cell>
          <table:table-cell table:style-name="ce28" office:value-type="float" office:value="4.1">
            <text:p>4,1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05:00">
            <text:p>11.12.16 10:05</text:p>
          </table:table-cell>
          <table:table-cell table:style-name="ce6" table:formula="of:=[.A8]-[.$A$4]" office:value-type="time" office:time-value="PT00H05M00S">
            <text:p>00:05</text:p>
          </table:table-cell>
          <table:table-cell table:style-name="ce11" office:value-type="float" office:value="3.75">
            <text:p>3,75</text:p>
          </table:table-cell>
          <table:table-cell table:style-name="ce16" office:value-type="float" office:value="4">
            <text:p>4,00</text:p>
          </table:table-cell>
          <table:table-cell table:style-name="ce22" office:value-type="date" office:date-value="2016-12-11T18:52:00">
            <text:p>11.12.16 18:52</text:p>
          </table:table-cell>
          <table:table-cell table:style-name="ce25" table:formula="of:=[.E8]-[.$E$4]" office:value-type="time" office:time-value="PT05H02M00S">
            <text:p>05:02</text:p>
          </table:table-cell>
          <table:table-cell table:style-name="ce28" office:value-type="float" office:value="4.04">
            <text:p>4,04</text:p>
          </table:table-cell>
          <table:table-cell table:style-name="ce22" office:value-type="date" office:date-value="2016-12-15T07:30:00">
            <text:p>15.12.16 07:30</text:p>
          </table:table-cell>
          <table:table-cell table:style-name="ce25" table:formula="of:=[.H8]-[.$H$4]" office:value-type="time" office:time-value="PT07H25M00S">
            <text:p>07:25</text:p>
          </table:table-cell>
          <table:table-cell table:style-name="ce28" office:value-type="float" office:value="4.05">
            <text:p>4,05</text:p>
          </table:table-cell>
          <table:table-cell table:style-name="ce22" office:value-type="date" office:date-value="2017-01-18T17:20:00">
            <text:p>18.01.17 17:20</text:p>
          </table:table-cell>
          <table:table-cell table:style-name="ce25" table:formula="of:=([.K8]-[.$K$4])*[.$K$3]" office:value-type="time" office:time-value="PT01H55M14.426802S">
            <text:p>01:55</text:p>
          </table:table-cell>
          <table:table-cell table:style-name="ce28" office:value-type="float" office:value="4.08">
            <text:p>4,08</text:p>
          </table:table-cell>
          <table:table-cell table:style-name="ce22" office:value-type="date" office:date-value="2017-01-20T02:30:00">
            <text:p>20.01.17 02:30</text:p>
          </table:table-cell>
          <table:table-cell table:style-name="ce25" table:formula="of:=([.N8]-[.$N$4])*[.$N$3]" office:value-type="time" office:time-value="PT03H23M49.200001S">
            <text:p>03:23</text:p>
          </table:table-cell>
          <table:table-cell table:style-name="ce28" office:value-type="float" office:value="4.09">
            <text:p>4,09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10:00">
            <text:p>11.12.16 10:10</text:p>
          </table:table-cell>
          <table:table-cell table:style-name="ce6" table:formula="of:=[.A9]-[.$A$4]" office:value-type="time" office:time-value="PT00H10M00S">
            <text:p>00:10</text:p>
          </table:table-cell>
          <table:table-cell table:style-name="ce11" office:value-type="float" office:value="3.87">
            <text:p>3,87</text:p>
          </table:table-cell>
          <table:table-cell table:style-name="ce16" office:value-type="float" office:value="4.1">
            <text:p>4,10</text:p>
          </table:table-cell>
          <table:table-cell table:style-name="ce22" office:value-type="date" office:date-value="2016-12-11T20:22:00">
            <text:p>11.12.16 20:22</text:p>
          </table:table-cell>
          <table:table-cell table:style-name="ce25" table:formula="of:=[.E9]-[.$E$4]" office:value-type="time" office:time-value="PT06H32M00S">
            <text:p>06:32</text:p>
          </table:table-cell>
          <table:table-cell table:style-name="ce28" office:value-type="float" office:value="4.02">
            <text:p>4,02</text:p>
          </table:table-cell>
          <table:table-cell table:style-name="ce22" office:value-type="date" office:date-value="2016-12-15T10:19:00">
            <text:p>15.12.16 10:19</text:p>
          </table:table-cell>
          <table:table-cell table:style-name="ce25" table:formula="of:=[.H9]-[.$H$4]" office:value-type="time" office:time-value="PT10H14M00S">
            <text:p>10:14</text:p>
          </table:table-cell>
          <table:table-cell table:style-name="ce28" office:value-type="float" office:value="4.03">
            <text:p>4,03</text:p>
          </table:table-cell>
          <table:table-cell table:style-name="ce22" office:value-type="date" office:date-value="2017-01-18T16:52:00">
            <text:p>18.01.17 16:52</text:p>
          </table:table-cell>
          <table:table-cell table:style-name="ce25" table:formula="of:=([.K9]-[.$K$4])*[.$K$3]" office:value-type="time" office:time-value="PT00H40M12.026801S">
            <text:p>00:40</text:p>
          </table:table-cell>
          <table:table-cell table:style-name="ce28" office:value-type="float" office:value="4.08">
            <text:p>4,08</text:p>
          </table:table-cell>
          <table:table-cell table:style-name="ce22" office:value-type="date" office:date-value="2017-01-20T03:55:00">
            <text:p>20.01.17 03:55</text:p>
          </table:table-cell>
          <table:table-cell table:style-name="ce25" table:formula="of:=([.N9]-[.$N$4])*[.$N$3]" office:value-type="time" office:time-value="PT06H45M16.2S">
            <text:p>06:45</text:p>
          </table:table-cell>
          <table:table-cell table:style-name="ce28" office:value-type="float" office:value="4.07">
            <text:p>4,07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15:00">
            <text:p>11.12.16 10:15</text:p>
          </table:table-cell>
          <table:table-cell table:style-name="ce6" table:formula="of:=[.A10]-[.$A$4]" office:value-type="time" office:time-value="PT00H15M00S">
            <text:p>00:15</text:p>
          </table:table-cell>
          <table:table-cell table:style-name="ce11" office:value-type="float" office:value="3.89">
            <text:p>3,89</text:p>
          </table:table-cell>
          <table:table-cell table:style-name="ce16" office:value-type="float" office:value="4.12">
            <text:p>4,12</text:p>
          </table:table-cell>
          <table:table-cell table:style-name="ce22" office:value-type="date" office:date-value="2016-12-11T22:04:00">
            <text:p>11.12.16 22:04</text:p>
          </table:table-cell>
          <table:table-cell table:style-name="ce25" table:formula="of:=[.E10]-[.$E$4]" office:value-type="time" office:time-value="PT08H14M00S">
            <text:p>08:14</text:p>
          </table:table-cell>
          <table:table-cell table:style-name="ce28" office:value-type="float" office:value="3.99">
            <text:p>3,99</text:p>
          </table:table-cell>
          <table:table-cell table:style-name="ce22" office:value-type="date" office:date-value="2016-12-15T21:13:00">
            <text:p>15.12.16 21:13</text:p>
          </table:table-cell>
          <table:table-cell table:style-name="ce25" table:formula="of:=[.H10]-[.$H$4]" office:value-type="time" office:time-value="PT21H08M00S">
            <text:p>21:08</text:p>
          </table:table-cell>
          <table:table-cell table:style-name="ce28" office:value-type="float" office:value="3.96">
            <text:p>3,96</text:p>
          </table:table-cell>
          <table:table-cell table:style-name="ce22" office:value-type="date" office:date-value="2017-01-18T18:00:00">
            <text:p>18.01.17 18:00</text:p>
          </table:table-cell>
          <table:table-cell table:style-name="ce25" table:formula="of:=([.K10]-[.$K$4])*[.$K$3]" office:value-type="time" office:time-value="PT03H42M26.426801S">
            <text:p>03:42</text:p>
          </table:table-cell>
          <table:table-cell table:style-name="ce28" office:value-type="float" office:value="4.06">
            <text:p>4,06</text:p>
          </table:table-cell>
          <table:table-cell table:style-name="ce22" office:value-type="date" office:date-value="2017-01-20T07:15:00">
            <text:p>20.01.17 07:15</text:p>
          </table:table-cell>
          <table:table-cell table:style-name="ce25" table:formula="of:=([.N10]-[.$N$4])*[.$N$3]" office:value-type="time" office:time-value="PT14H39M16.199999S">
            <text:p>14:39</text:p>
          </table:table-cell>
          <table:table-cell table:style-name="ce28" office:value-type="float" office:value="4.02">
            <text:p>4,02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20:00">
            <text:p>11.12.16 10:20</text:p>
          </table:table-cell>
          <table:table-cell table:style-name="ce6" table:formula="of:=[.A11]-[.$A$4]" office:value-type="time" office:time-value="PT00H20M00S">
            <text:p>00:20</text:p>
          </table:table-cell>
          <table:table-cell table:style-name="ce11" office:value-type="float" office:value="3.9">
            <text:p>3,90</text:p>
          </table:table-cell>
          <table:table-cell table:style-name="ce16" office:value-type="float" office:value="4.15">
            <text:p>4,15</text:p>
          </table:table-cell>
          <table:table-cell table:style-name="ce22" office:value-type="date" office:date-value="2016-12-12T00:44:00">
            <text:p>12.12.16 00:44</text:p>
          </table:table-cell>
          <table:table-cell table:style-name="ce25" table:formula="of:=[.E11]-[.$E$4]" office:value-type="time" office:time-value="PT10H54M00S">
            <text:p>10:54</text:p>
          </table:table-cell>
          <table:table-cell table:style-name="ce28" office:value-type="float" office:value="3.96">
            <text:p>3,96</text:p>
          </table:table-cell>
          <table:table-cell table:style-name="ce22" office:value-type="date" office:date-value="2016-12-15T22:38:00">
            <text:p>15.12.16 22:38</text:p>
          </table:table-cell>
          <table:table-cell table:style-name="ce25" table:formula="of:=[.H11]-[.$H$4]" office:value-type="time" office:time-value="PT22H33M00S">
            <text:p>22:33</text:p>
          </table:table-cell>
          <table:table-cell table:style-name="ce28" office:value-type="float" office:value="3.95">
            <text:p>3,95</text:p>
          </table:table-cell>
          <table:table-cell table:style-name="ce22" office:value-type="date" office:date-value="2017-01-18T19:00:00">
            <text:p>18.01.17 19:00</text:p>
          </table:table-cell>
          <table:table-cell table:style-name="ce25" table:formula="of:=([.K11]-[.$K$4])*[.$K$3]" office:value-type="time" office:time-value="PT06H23M14.4268S">
            <text:p>06:23</text:p>
          </table:table-cell>
          <table:table-cell table:style-name="ce28" office:value-type="float" office:value="4.03">
            <text:p>4,03</text:p>
          </table:table-cell>
          <table:table-cell table:style-name="ce22" office:value-type="date" office:date-value="2017-01-20T10:10:00">
            <text:p>20.01.17 10:10</text:p>
          </table:table-cell>
          <table:table-cell table:style-name="ce25" table:formula="of:=([.N11]-[.$N$4])*[.$N$3]" office:value-type="time" office:time-value="PT21H34M01.2S">
            <text:p>21:34</text:p>
          </table:table-cell>
          <table:table-cell table:style-name="ce28" office:value-type="float" office:value="3.98">
            <text:p>3,98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30:00">
            <text:p>11.12.16 10:30</text:p>
          </table:table-cell>
          <table:table-cell table:style-name="ce6" table:formula="of:=[.A12]-[.$A$4]" office:value-type="time" office:time-value="PT00H30M00S">
            <text:p>00:30</text:p>
          </table:table-cell>
          <table:table-cell table:style-name="ce11" office:value-type="float" office:value="3.94">
            <text:p>3,94</text:p>
          </table:table-cell>
          <table:table-cell table:style-name="ce16" office:value-type="float" office:value="4.18">
            <text:p>4,18</text:p>
          </table:table-cell>
          <table:table-cell table:style-name="ce22" office:value-type="date" office:date-value="2016-12-12T07:14:00">
            <text:p>12.12.16 07:14</text:p>
          </table:table-cell>
          <table:table-cell table:style-name="ce25" table:formula="of:=[.E12]-[.$E$4]" office:value-type="time" office:time-value="PT17H24M00S">
            <text:p>17:24</text:p>
          </table:table-cell>
          <table:table-cell table:style-name="ce28" office:value-type="float" office:value="3.9">
            <text:p>3,90</text:p>
          </table:table-cell>
          <table:table-cell table:style-name="ce22" office:value-type="date" office:date-value="2016-12-16T01:00:00">
            <text:p>16.12.16 01:00</text:p>
          </table:table-cell>
          <table:table-cell table:style-name="ce25" table:formula="of:=[.H12]-[.$H$4]" office:value-type="time" office:time-value="PT24H55M00S">
            <text:p>24:55</text:p>
          </table:table-cell>
          <table:table-cell table:style-name="ce28" office:value-type="float" office:value="3.93">
            <text:p>3,93</text:p>
          </table:table-cell>
          <table:table-cell table:style-name="ce22" office:value-type="date" office:date-value="2017-01-18T20:00:00">
            <text:p>18.01.17 20:00</text:p>
          </table:table-cell>
          <table:table-cell table:style-name="ce25" table:formula="of:=([.K12]-[.$K$4])*[.$K$3]" office:value-type="time" office:time-value="PT09H04M02.426801S">
            <text:p>09:04</text:p>
          </table:table-cell>
          <table:table-cell table:style-name="ce28" office:value-type="float" office:value="4">
            <text:p>4,00</text:p>
          </table:table-cell>
          <table:table-cell table:style-name="ce22" office:value-type="date" office:date-value="2017-01-20T12:23:00">
            <text:p>20.01.17 12:23</text:p>
          </table:table-cell>
          <table:table-cell table:style-name="ce25" table:formula="of:=([.N12]-[.$N$4])*[.$N$3]" office:value-type="time" office:time-value="PT26H49M13.8S">
            <text:p>26:49</text:p>
          </table:table-cell>
          <table:table-cell table:style-name="ce28" office:value-type="float" office:value="3.94">
            <text:p>3,94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40:00">
            <text:p>11.12.16 10:40</text:p>
          </table:table-cell>
          <table:table-cell table:style-name="ce6" table:formula="of:=[.A13]-[.$A$4]" office:value-type="time" office:time-value="PT00H40M00S">
            <text:p>00:40</text:p>
          </table:table-cell>
          <table:table-cell table:style-name="ce11" office:value-type="float" office:value="3.96">
            <text:p>3,96</text:p>
          </table:table-cell>
          <table:table-cell table:style-name="ce16" office:value-type="float" office:value="4.19">
            <text:p>4,19</text:p>
          </table:table-cell>
          <table:table-cell table:style-name="ce22" office:value-type="date" office:date-value="2016-12-12T10:18:00">
            <text:p>12.12.16 10:18</text:p>
          </table:table-cell>
          <table:table-cell table:style-name="ce25" table:formula="of:=[.E13]-[.$E$4]" office:value-type="time" office:time-value="PT20H28M00S">
            <text:p>20:28</text:p>
          </table:table-cell>
          <table:table-cell table:style-name="ce28" office:value-type="float" office:value="3.86">
            <text:p>3,86</text:p>
          </table:table-cell>
          <table:table-cell table:style-name="ce22" office:value-type="date" office:date-value="2016-12-16T02:00:00">
            <text:p>16.12.16 02:00</text:p>
          </table:table-cell>
          <table:table-cell table:style-name="ce25" table:formula="of:=[.H13]-[.$H$4]" office:value-type="time" office:time-value="PT25H55M00S">
            <text:p>25:55</text:p>
          </table:table-cell>
          <table:table-cell table:style-name="ce28" office:value-type="float" office:value="3.93">
            <text:p>3,93</text:p>
          </table:table-cell>
          <table:table-cell table:style-name="ce22" office:value-type="date" office:date-value="2017-01-18T21:40:00">
            <text:p>18.01.17 21:40</text:p>
          </table:table-cell>
          <table:table-cell table:style-name="ce25" table:formula="of:=([.K13]-[.$K$4])*[.$K$3]" office:value-type="time" office:time-value="PT13H32M02.426802S">
            <text:p>13:32</text:p>
          </table:table-cell>
          <table:table-cell table:style-name="ce28" office:value-type="float" office:value="3.94">
            <text:p>3,94</text:p>
          </table:table-cell>
          <table:table-cell table:style-name="ce22" office:value-type="date" office:date-value="2017-01-20T15:00:00">
            <text:p>20.01.17 15:00</text:p>
          </table:table-cell>
          <table:table-cell table:style-name="ce25" table:formula="of:=([.N13]-[.$N$4])*[.$N$3]" office:value-type="time" office:time-value="PT33H01M19.2S">
            <text:p>33:01</text:p>
          </table:table-cell>
          <table:table-cell table:style-name="ce32" office:value-type="float" office:value="3.91">
            <text:p>3,9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1:00:00">
            <text:p>11.12.16 11:00</text:p>
          </table:table-cell>
          <table:table-cell table:style-name="ce6" table:formula="of:=[.A14]-[.$A$4]" office:value-type="time" office:time-value="PT01H00M00S">
            <text:p>01:00</text:p>
          </table:table-cell>
          <table:table-cell table:style-name="ce11" office:value-type="float" office:value="3.99">
            <text:p>3,99</text:p>
          </table:table-cell>
          <table:table-cell table:style-name="ce16" office:value-type="float" office:value="4.23">
            <text:p>4,23</text:p>
          </table:table-cell>
          <table:table-cell table:style-name="ce22" office:value-type="date" office:date-value="2016-12-12T11:15:00">
            <text:p>12.12.16 11:15</text:p>
          </table:table-cell>
          <table:table-cell table:style-name="ce25" table:formula="of:=[.E14]-[.$E$4]" office:value-type="time" office:time-value="PT21H25M00S">
            <text:p>21:25</text:p>
          </table:table-cell>
          <table:table-cell table:style-name="ce28" office:value-type="float" office:value="3.85">
            <text:p>3,85</text:p>
          </table:table-cell>
          <table:table-cell table:style-name="ce22" office:value-type="date" office:date-value="2016-12-16T07:15:00">
            <text:p>16.12.16 07:15</text:p>
          </table:table-cell>
          <table:table-cell table:style-name="ce25" table:formula="of:=[.H14]-[.$H$4]" office:value-type="time" office:time-value="PT31H10M00S">
            <text:p>31:10</text:p>
          </table:table-cell>
          <table:table-cell table:style-name="ce28" office:value-type="float" office:value="3.9">
            <text:p>3,90</text:p>
          </table:table-cell>
          <table:table-cell table:style-name="ce22" office:value-type="date" office:date-value="2017-01-19T00:16:00">
            <text:p>19.01.17 00:16</text:p>
          </table:table-cell>
          <table:table-cell table:style-name="ce25" table:formula="of:=([.K14]-[.$K$4])*[.$K$3]" office:value-type="time" office:time-value="PT20H30M07.226801S">
            <text:p>20:30</text:p>
          </table:table-cell>
          <table:table-cell table:style-name="ce28" office:value-type="float" office:value="3.89">
            <text:p>3,89</text:p>
          </table:table-cell>
          <table:table-cell table:style-name="ce22" office:value-type="date" office:date-value="2017-01-20T17:07:00">
            <text:p>20.01.17 17:07</text:p>
          </table:table-cell>
          <table:table-cell table:style-name="ce25" table:formula="of:=([.N14]-[.$N$4])*[.$N$3]" office:value-type="time" office:time-value="PT38H02M18.600001S">
            <text:p>38:02</text:p>
          </table:table-cell>
          <table:table-cell table:style-name="ce32" office:value-type="float" office:value="3.88">
            <text:p>3,88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1:30:00">
            <text:p>11.12.16 11:30</text:p>
          </table:table-cell>
          <table:table-cell table:style-name="ce6" table:formula="of:=[.A15]-[.$A$4]" office:value-type="time" office:time-value="PT01H30M00S">
            <text:p>01:30</text:p>
          </table:table-cell>
          <table:table-cell table:style-name="ce11" office:value-type="float" office:value="4.04">
            <text:p>4,04</text:p>
          </table:table-cell>
          <table:table-cell table:style-name="ce16" office:value-type="float" office:value="4.27">
            <text:p>4,27</text:p>
          </table:table-cell>
          <table:table-cell table:style-name="ce22" office:value-type="date" office:date-value="2016-12-12T21:30:00">
            <text:p>12.12.16 21:30</text:p>
          </table:table-cell>
          <table:table-cell table:style-name="ce25" table:formula="of:=[.E15]-[.$E$4]" office:value-type="time" office:time-value="PT31H40M00S">
            <text:p>31:40</text:p>
          </table:table-cell>
          <table:table-cell table:style-name="ce28" office:value-type="float" office:value="3.79">
            <text:p>3,79</text:p>
          </table:table-cell>
          <table:table-cell table:style-name="ce22" office:value-type="date" office:date-value="2016-12-16T10:32:00">
            <text:p>16.12.16 10:32</text:p>
          </table:table-cell>
          <table:table-cell table:style-name="ce25" table:formula="of:=[.H15]-[.$H$4]" office:value-type="time" office:time-value="PT34H27M00S">
            <text:p>34:27</text:p>
          </table:table-cell>
          <table:table-cell table:style-name="ce28" office:value-type="float" office:value="3.87">
            <text:p>3,87</text:p>
          </table:table-cell>
          <table:table-cell table:style-name="ce22" office:value-type="date" office:date-value="2017-01-19T07:09:00">
            <text:p>19.01.17 07:09</text:p>
          </table:table-cell>
          <table:table-cell table:style-name="ce25" table:formula="of:=([.K15]-[.$K$4])*[.$K$3]" office:value-type="time" office:time-value="PT38H56M57.6268S">
            <text:p>38:56</text:p>
          </table:table-cell>
          <table:table-cell table:style-name="ce28" office:value-type="float" office:value="3.75">
            <text:p>3,75</text:p>
          </table:table-cell>
          <table:table-cell table:style-name="ce22" office:value-type="date" office:date-value="2017-01-20T20:00:00">
            <text:p>20.01.17 20:00</text:p>
          </table:table-cell>
          <table:table-cell table:style-name="ce25" table:formula="of:=([.N15]-[.$N$4])*[.$N$3]" office:value-type="time" office:time-value="PT44H52M19.200001S">
            <text:p>44:52</text:p>
          </table:table-cell>
          <table:table-cell table:style-name="ce28" office:value-type="float" office:value="3.84">
            <text:p>3,84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1:50:00">
            <text:p>11.12.16 11:50</text:p>
          </table:table-cell>
          <table:table-cell table:style-name="ce6" table:formula="of:=[.A16]-[.$A$4]" office:value-type="time" office:time-value="PT01H50M00S">
            <text:p>01:5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35">
            <text:p>4,35</text:p>
          </table:table-cell>
          <table:table-cell table:style-name="ce22" office:value-type="date" office:date-value="2016-12-12T23:22:00">
            <text:p>12.12.16 23:22</text:p>
          </table:table-cell>
          <table:table-cell table:style-name="ce25" table:formula="of:=[.E16]-[.$E$4]" office:value-type="time" office:time-value="PT33H32M00S">
            <text:p>33:32</text:p>
          </table:table-cell>
          <table:table-cell table:style-name="ce28" office:value-type="float" office:value="3.78">
            <text:p>3,78</text:p>
          </table:table-cell>
          <table:table-cell table:style-name="ce22" office:value-type="date" office:date-value="2016-12-16T21:35:00">
            <text:p>16.12.16 21:35</text:p>
          </table:table-cell>
          <table:table-cell table:style-name="ce25" table:formula="of:=[.H16]-[.$H$4]" office:value-type="time" office:time-value="PT45H30M00S">
            <text:p>45:30</text:p>
          </table:table-cell>
          <table:table-cell table:style-name="ce28" office:value-type="float" office:value="3.82">
            <text:p>3,82</text:p>
          </table:table-cell>
          <table:table-cell table:style-name="ce22" office:value-type="date" office:date-value="2017-01-19T09:35:00">
            <text:p>19.01.17 09:35</text:p>
          </table:table-cell>
          <table:table-cell table:style-name="ce25" table:formula="of:=([.K16]-[.$K$4])*[.$K$3]" office:value-type="time" office:time-value="PT45H28M14.426801S">
            <text:p>45:28</text:p>
          </table:table-cell>
          <table:table-cell table:style-name="ce28" office:value-type="float" office:value="3.73">
            <text:p>3,73</text:p>
          </table:table-cell>
          <table:table-cell table:style-name="ce22" office:value-type="date" office:date-value="2017-01-20T23:07:00">
            <text:p>20.01.17 23:07</text:p>
          </table:table-cell>
          <table:table-cell table:style-name="ce25" table:formula="of:=([.N16]-[.$N$4])*[.$N$3]" office:value-type="time" office:time-value="PT52H15M30.599999S">
            <text:p>52:15</text:p>
          </table:table-cell>
          <table:table-cell table:style-name="ce28" office:value-type="float" office:value="3.8">
            <text:p>3,8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2:00:00">
            <text:p>11.12.16 12:00</text:p>
          </table:table-cell>
          <table:table-cell table:style-name="ce6" table:formula="of:=[.A17]-[.$A$4]" office:value-type="time" office:time-value="PT02H00M00S">
            <text:p>02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72">
            <text:p>4,72</text:p>
          </table:table-cell>
          <table:table-cell table:style-name="ce22" office:value-type="date" office:date-value="2016-12-13T01:20:59.99">
            <text:p>13.12.16 01:21</text:p>
          </table:table-cell>
          <table:table-cell table:style-name="ce25" table:formula="of:=[.E17]-[.$E$4]" office:value-type="time" office:time-value="PT35H30M59.99S">
            <text:p>35:31</text:p>
          </table:table-cell>
          <table:table-cell table:style-name="ce28" office:value-type="float" office:value="3.77">
            <text:p>3,77</text:p>
          </table:table-cell>
          <table:table-cell table:style-name="ce22" office:value-type="date" office:date-value="2016-12-17">
            <text:p>17.12.16 00:00</text:p>
          </table:table-cell>
          <table:table-cell table:style-name="ce25" table:formula="of:=[.H17]-[.$H$4]" office:value-type="time" office:time-value="PT47H55M00S">
            <text:p>47:55</text:p>
          </table:table-cell>
          <table:table-cell table:style-name="ce28" office:value-type="float" office:value="3.81">
            <text:p>3,81</text:p>
          </table:table-cell>
          <table:table-cell table:style-name="ce22" office:value-type="date" office:date-value="2017-01-19T12:33:00">
            <text:p>19.01.17 12:33</text:p>
          </table:table-cell>
          <table:table-cell table:style-name="ce25" table:formula="of:=([.K17]-[.$K$4])*[.$K$3]" office:value-type="time" office:time-value="PT53H25M16.826801S">
            <text:p>53:25</text:p>
          </table:table-cell>
          <table:table-cell table:style-name="ce28" office:value-type="float" office:value="3.69">
            <text:p>3,69</text:p>
          </table:table-cell>
          <table:table-cell table:style-name="ce22" office:value-type="date" office:date-value="2017-01-21T01:00:00">
            <text:p>21.01.17 01:00</text:p>
          </table:table-cell>
          <table:table-cell table:style-name="ce25" table:formula="of:=([.N17]-[.$N$4])*[.$N$3]" office:value-type="time" office:time-value="PT56H43M19.2S">
            <text:p>56:43</text:p>
          </table:table-cell>
          <table:table-cell table:style-name="ce28" office:value-type="float" office:value="3.79">
            <text:p>3,79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2:10:00">
            <text:p>11.12.16 12:10</text:p>
          </table:table-cell>
          <table:table-cell table:style-name="ce6" table:formula="of:=[.A18]-[.$A$4]" office:value-type="time" office:time-value="PT02H10M00S">
            <text:p>02:1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78">
            <text:p>4,78</text:p>
          </table:table-cell>
          <table:table-cell table:style-name="ce22" office:value-type="date" office:date-value="2016-12-13T03:53:00">
            <text:p>13.12.16 03:53</text:p>
          </table:table-cell>
          <table:table-cell table:style-name="ce25" table:formula="of:=[.E18]-[.$E$4]" office:value-type="time" office:time-value="PT38H03M00S">
            <text:p>38:03</text:p>
          </table:table-cell>
          <table:table-cell table:style-name="ce28" office:value-type="float" office:value="3.76">
            <text:p>3,76</text:p>
          </table:table-cell>
          <table:table-cell table:style-name="ce22" office:value-type="date" office:date-value="2016-12-17T02:00:00">
            <text:p>17.12.16 02:00</text:p>
          </table:table-cell>
          <table:table-cell table:style-name="ce25" table:formula="of:=[.H18]-[.$H$4]" office:value-type="time" office:time-value="PT49H55M00S">
            <text:p>49:55</text:p>
          </table:table-cell>
          <table:table-cell table:style-name="ce28" office:value-type="float" office:value="3.8">
            <text:p>3,80</text:p>
          </table:table-cell>
          <table:table-cell table:style-name="ce22" office:value-type="date" office:date-value="2017-01-19T15:00:00">
            <text:p>19.01.17 15:00</text:p>
          </table:table-cell>
          <table:table-cell table:style-name="ce25" table:formula="of:=([.K18]-[.$K$4])*[.$K$3]" office:value-type="time" office:time-value="PT59H59M14.426801S">
            <text:p>59:59</text:p>
          </table:table-cell>
          <table:table-cell table:style-name="ce28" office:value-type="float" office:value="3.65">
            <text:p>3,65</text:p>
          </table:table-cell>
          <table:table-cell table:style-name="ce22" office:value-type="date" office:date-value="2017-01-21T07:15:00">
            <text:p>21.01.17 07:15</text:p>
          </table:table-cell>
          <table:table-cell table:style-name="ce25" table:formula="of:=([.N18]-[.$N$4])*[.$N$3]" office:value-type="time" office:time-value="PT71H32M04.200001S">
            <text:p>71:32</text:p>
          </table:table-cell>
          <table:table-cell table:style-name="ce28" office:value-type="float" office:value="3.75">
            <text:p>3,75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2:30:00">
            <text:p>11.12.16 12:30</text:p>
          </table:table-cell>
          <table:table-cell table:style-name="ce6" table:formula="of:=[.A19]-[.$A$4]" office:value-type="time" office:time-value="PT02H30M00S">
            <text:p>02:30</text:p>
          </table:table-cell>
          <table:table-cell table:style-name="ce11" office:value-type="float" office:value="4.12">
            <text:p>4,12</text:p>
          </table:table-cell>
          <table:table-cell table:style-name="ce16" office:value-type="float" office:value="4.86">
            <text:p>4,86</text:p>
          </table:table-cell>
          <table:table-cell table:style-name="ce22" office:value-type="date" office:date-value="2016-12-13T05:49:00">
            <text:p>13.12.16 05:49</text:p>
          </table:table-cell>
          <table:table-cell table:style-name="ce25" table:formula="of:=[.E19]-[.$E$4]" office:value-type="time" office:time-value="PT39H59M00S">
            <text:p>39:59</text:p>
          </table:table-cell>
          <table:table-cell table:style-name="ce28" office:value-type="float" office:value="3.75">
            <text:p>3,75</text:p>
          </table:table-cell>
          <table:table-cell table:style-name="ce22" office:value-type="date" office:date-value="2016-12-17T08:48:00">
            <text:p>17.12.16 08:48</text:p>
          </table:table-cell>
          <table:table-cell table:style-name="ce25" table:formula="of:=[.H19]-[.$H$4]" office:value-type="time" office:time-value="PT56H43M00S">
            <text:p>56:43</text:p>
          </table:table-cell>
          <table:table-cell table:style-name="ce28" office:value-type="float" office:value="3.79">
            <text:p>3,79</text:p>
          </table:table-cell>
          <table:table-cell table:style-name="ce22" office:value-type="date" office:date-value="2017-01-19T16:33:00">
            <text:p>19.01.17 16:33</text:p>
          </table:table-cell>
          <table:table-cell table:style-name="ce25" table:formula="of:=([.K19]-[.$K$4])*[.$K$3]" office:value-type="time" office:time-value="PT64H08M28.826801S">
            <text:p>64:08</text:p>
          </table:table-cell>
          <table:table-cell table:style-name="ce28" office:value-type="float" office:value="3.63">
            <text:p>3,63</text:p>
          </table:table-cell>
          <table:table-cell table:style-name="ce22" office:value-type="date" office:date-value="2017-01-21T10:00:00">
            <text:p>21.01.17 10:00</text:p>
          </table:table-cell>
          <table:table-cell table:style-name="ce25" table:formula="of:=([.N19]-[.$N$4])*[.$N$3]" office:value-type="time" office:time-value="PT78H03M07.2S">
            <text:p>78:03</text:p>
          </table:table-cell>
          <table:table-cell table:style-name="ce32" office:value-type="float" office:value="3.74">
            <text:p>3,74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2:45:00">
            <text:p>11.12.16 12:45</text:p>
          </table:table-cell>
          <table:table-cell table:style-name="ce6" table:formula="of:=[.A20]-[.$A$4]" office:value-type="time" office:time-value="PT02H45M00S">
            <text:p>02:45</text:p>
          </table:table-cell>
          <table:table-cell table:style-name="ce11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 table:style-name="ce22" office:value-type="date" office:date-value="2016-12-13T10:07:00">
            <text:p>13.12.16 10:07</text:p>
          </table:table-cell>
          <table:table-cell table:style-name="ce25" table:formula="of:=[.E20]-[.$E$4]" office:value-type="time" office:time-value="PT44H17M00S">
            <text:p>44:17</text:p>
          </table:table-cell>
          <table:table-cell table:style-name="ce28" office:value-type="float" office:value="3.74">
            <text:p>3,74</text:p>
          </table:table-cell>
          <table:table-cell table:style-name="ce22" office:value-type="date" office:date-value="2016-12-17T09:43:00">
            <text:p>17.12.16 09:43</text:p>
          </table:table-cell>
          <table:table-cell table:style-name="ce25" table:formula="of:=[.H20]-[.$H$4]" office:value-type="time" office:time-value="PT57H38M00S">
            <text:p>57:38</text:p>
          </table:table-cell>
          <table:table-cell table:style-name="ce28" office:value-type="float" office:value="3.78">
            <text:p>3,78</text:p>
          </table:table-cell>
          <table:table-cell table:style-name="ce22" office:value-type="date" office:date-value="2017-01-19T17:46:00">
            <text:p>19.01.17 17:46</text:p>
          </table:table-cell>
          <table:table-cell table:style-name="ce25" table:formula="of:=([.K20]-[.$K$4])*[.$K$3]" office:value-type="time" office:time-value="PT67H24M07.226802S">
            <text:p>67:24</text:p>
          </table:table-cell>
          <table:table-cell table:style-name="ce28" office:value-type="float" office:value="3.53">
            <text:p>3,53</text:p>
          </table:table-cell>
          <table:table-cell table:style-name="ce22" office:value-type="date" office:date-value="2017-01-21T13:11:00">
            <text:p>21.01.17 13:11</text:p>
          </table:table-cell>
          <table:table-cell table:style-name="ce25" table:formula="of:=([.N20]-[.$N$4])*[.$N$3]" office:value-type="time" office:time-value="PT85H35M47.4S">
            <text:p>85:35</text:p>
          </table:table-cell>
          <table:table-cell table:style-name="ce28" office:value-type="float" office:value="3.71">
            <text:p>3,7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3:00:00">
            <text:p>11.12.16 13:00</text:p>
          </table:table-cell>
          <table:table-cell table:style-name="ce6" table:formula="of:=[.A21]-[.$A$4]" office:value-type="time" office:time-value="PT03H00M00S">
            <text:p>03:00</text:p>
          </table:table-cell>
          <table:table-cell table:style-name="ce11" office:value-type="float" office:value="4.13">
            <text:p>4,13</text:p>
          </table:table-cell>
          <table:table-cell table:style-name="ce16" office:value-type="float" office:value="4.92">
            <text:p>4,92</text:p>
          </table:table-cell>
          <table:table-cell table:style-name="ce22" office:value-type="date" office:date-value="2016-12-13T21:08:00">
            <text:p>13.12.16 21:08</text:p>
          </table:table-cell>
          <table:table-cell table:style-name="ce25" table:formula="of:=[.E21]-[.$E$4]" office:value-type="time" office:time-value="PT55H18M00S">
            <text:p>55:18</text:p>
          </table:table-cell>
          <table:table-cell table:style-name="ce28" office:value-type="float" office:value="3.69">
            <text:p>3,69</text:p>
          </table:table-cell>
          <table:table-cell table:style-name="ce22" office:value-type="date" office:date-value="2016-12-17T13:10:00">
            <text:p>17.12.16 13:10</text:p>
          </table:table-cell>
          <table:table-cell table:style-name="ce25" table:formula="of:=[.H21]-[.$H$4]" office:value-type="time" office:time-value="PT61H05M00S">
            <text:p>61:05</text:p>
          </table:table-cell>
          <table:table-cell table:style-name="ce28" office:value-type="float" office:value="3.77">
            <text:p>3,77</text:p>
          </table:table-cell>
          <table:table-cell table:style-name="ce22" office:value-type="date" office:date-value="2017-01-19T18:18:00">
            <text:p>19.01.17 18:18</text:p>
          </table:table-cell>
          <table:table-cell table:style-name="ce25" table:formula="of:=([.K21]-[.$K$4])*[.$K$3]" office:value-type="time" office:time-value="PT68H49M52.8268S">
            <text:p>68:49</text:p>
          </table:table-cell>
          <table:table-cell table:style-name="ce28" office:value-type="float" office:value="3.4">
            <text:p>3,40</text:p>
          </table:table-cell>
          <table:table-cell table:style-name="ce22" office:value-type="date" office:date-value="2017-01-21T16:13:00">
            <text:p>21.01.17 16:13</text:p>
          </table:table-cell>
          <table:table-cell table:style-name="ce25" table:formula="of:=([.N21]-[.$N$4])*[.$N$3]" office:value-type="time" office:time-value="PT92H47M07.8S">
            <text:p>92:47</text:p>
          </table:table-cell>
          <table:table-cell table:style-name="ce28" office:value-type="float" office:value="3.69">
            <text:p>3,69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3:30:00">
            <text:p>11.12.16 13:30</text:p>
          </table:table-cell>
          <table:table-cell table:style-name="ce6" table:formula="of:=[.A22]-[.$A$4]" office:value-type="time" office:time-value="PT03H30M00S">
            <text:p>03:30</text:p>
          </table:table-cell>
          <table:table-cell table:style-name="ce11" office:value-type="float" office:value="4.14">
            <text:p>4,14</text:p>
          </table:table-cell>
          <table:table-cell table:style-name="ce16" office:value-type="float" office:value="4.99">
            <text:p>4,99</text:p>
          </table:table-cell>
          <table:table-cell table:style-name="ce22" office:value-type="date" office:date-value="2016-12-14T00:42:00">
            <text:p>14.12.16 00:42</text:p>
          </table:table-cell>
          <table:table-cell table:style-name="ce25" table:formula="of:=[.E22]-[.$E$4]" office:value-type="time" office:time-value="PT58H52M00S">
            <text:p>58:52</text:p>
          </table:table-cell>
          <table:table-cell table:style-name="ce28" office:value-type="float" office:value="3.65">
            <text:p>3,65</text:p>
          </table:table-cell>
          <table:table-cell table:style-name="ce22" office:value-type="date" office:date-value="2016-12-17T18:39:00">
            <text:p>17.12.16 18:39</text:p>
          </table:table-cell>
          <table:table-cell table:style-name="ce25" table:formula="of:=[.H22]-[.$H$4]" office:value-type="time" office:time-value="PT66H34M00S">
            <text:p>66:34</text:p>
          </table:table-cell>
          <table:table-cell table:style-name="ce28" office:value-type="float" office:value="3.76">
            <text:p>3,76</text:p>
          </table:table-cell>
          <table:table-cell table:style-name="ce22" office:value-type="date" office:date-value="2017-01-19T18:48:00">
            <text:p>19.01.17 18:48</text:p>
          </table:table-cell>
          <table:table-cell table:style-name="ce25" table:formula="of:=([.K22]-[.$K$4])*[.$K$3]" office:value-type="time" office:time-value="PT70H10M16.826801S">
            <text:p>70:10</text:p>
          </table:table-cell>
          <table:table-cell table:style-name="ce28" office:value-type="float" office:value="3.1">
            <text:p>3,10</text:p>
          </table:table-cell>
          <table:table-cell table:style-name="ce22" office:value-type="date" office:date-value="2017-01-21T18:00:00">
            <text:p>21.01.17 18:00</text:p>
          </table:table-cell>
          <table:table-cell table:style-name="ce25" table:formula="of:=([.N22]-[.$N$4])*[.$N$3]" office:value-type="time" office:time-value="PT97H00M43.2S">
            <text:p>97:00</text:p>
          </table:table-cell>
          <table:table-cell table:style-name="ce28" office:value-type="float" office:value="3.67">
            <text:p>3,67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3:43:00">
            <text:p>11.12.16 13:43</text:p>
          </table:table-cell>
          <table:table-cell table:style-name="ce6" table:formula="of:=[.A23]-[.$A$4]" office:value-type="time" office:time-value="PT03H43M00S">
            <text:p>03:43</text:p>
          </table:table-cell>
          <table:table-cell table:style-name="ce11" office:value-type="float" office:value="4.15">
            <text:p>4,15</text:p>
          </table:table-cell>
          <table:table-cell table:style-name="ce16" office:value-type="float" office:value="5">
            <text:p>5,00</text:p>
          </table:table-cell>
          <table:table-cell table:style-name="ce22" office:value-type="date" office:date-value="2016-12-14T07:15:00">
            <text:p>14.12.16 07:15</text:p>
          </table:table-cell>
          <table:table-cell table:style-name="ce25" table:formula="of:=[.E23]-[.$E$4]" office:value-type="time" office:time-value="PT65H25M00S">
            <text:p>65:25</text:p>
          </table:table-cell>
          <table:table-cell table:style-name="ce28" office:value-type="float" office:value="3.55">
            <text:p>3,55</text:p>
          </table:table-cell>
          <table:table-cell table:style-name="ce22" office:value-type="date" office:date-value="2016-12-17T22:04:00">
            <text:p>17.12.16 22:04</text:p>
          </table:table-cell>
          <table:table-cell table:style-name="ce25" table:formula="of:=[.H23]-[.$H$4]" office:value-type="time" office:time-value="PT69H59M00S">
            <text:p>69:59</text:p>
          </table:table-cell>
          <table:table-cell table:style-name="ce28" office:value-type="float" office:value="3.75">
            <text:p>3,75</text:p>
          </table:table-cell>
          <table:table-cell table:style-name="ce22" office:value-type="date" office:date-value="2017-01-19T18:51:10">
            <text:p>19.01.17 18:51</text:p>
          </table:table-cell>
          <table:table-cell table:style-name="ce25" table:formula="of:=([.K23]-[.$K$4])*[.$K$3]" office:value-type="time" office:time-value="PT70H18M46.0268S">
            <text:p>70:18</text:p>
          </table:table-cell>
          <table:table-cell table:style-name="ce28" office:value-type="float" office:value="3">
            <text:p>3,00</text:p>
          </table:table-cell>
          <table:table-cell table:style-name="ce22" office:value-type="date" office:date-value="2017-01-21T21:26:00">
            <text:p>21.01.17 21:26</text:p>
          </table:table-cell>
          <table:table-cell table:style-name="ce25" table:formula="of:=([.N23]-[.$N$4])*[.$N$3]" office:value-type="time" office:time-value="PT105H08M56.4S">
            <text:p>105:08</text:p>
          </table:table-cell>
          <table:table-cell table:style-name="ce28" office:value-type="float" office:value="3.64">
            <text:p>3,64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3:43:00">
            <text:p>11.12.16 13:43</text:p>
          </table:table-cell>
          <table:table-cell table:style-name="ce7" table:formula="of:=[.A24]-[.$A$4]" office:value-type="time" office:time-value="PT03H43M00S">
            <text:p>03:43</text:p>
          </table:table-cell>
          <table:table-cell table:style-name="ce12" office:value-type="float" office:value="4.11">
            <text:p>4,11</text:p>
          </table:table-cell>
          <table:table-cell table:style-name="ce17" office:value-type="float" office:value="5.14">
            <text:p>5,14</text:p>
          </table:table-cell>
          <table:table-cell table:style-name="ce22" office:value-type="date" office:date-value="2016-12-14T10:28:00">
            <text:p>14.12.16 10:28</text:p>
          </table:table-cell>
          <table:table-cell table:style-name="ce25" table:formula="of:=[.E24]-[.$E$4]" office:value-type="time" office:time-value="PT68H38M00S">
            <text:p>68:38</text:p>
          </table:table-cell>
          <table:table-cell table:style-name="ce28" office:value-type="float" office:value="3.4">
            <text:p>3,40</text:p>
          </table:table-cell>
          <table:table-cell table:style-name="ce22" office:value-type="date" office:date-value="2016-12-18T02:00:00">
            <text:p>18.12.16 02:00</text:p>
          </table:table-cell>
          <table:table-cell table:style-name="ce25" table:formula="of:=[.H24]-[.$H$4]" office:value-type="time" office:time-value="PT73H55M00S">
            <text:p>73:55</text:p>
          </table:table-cell>
          <table:table-cell table:style-name="ce28" office:value-type="float" office:value="3.74">
            <text:p>3,74</text:p>
          </table:table-cell>
          <table:table-cell table:style-name="ce22" office:value-type="date" office:date-value="2017-01-19T18:56:40">
            <text:p>19.01.17 18:56</text:p>
          </table:table-cell>
          <table:table-cell table:style-name="ce26" table:formula="of:=([.K24]-[.$K$4])*[.$K$3]" office:value-type="time" office:time-value="PT70H33M30.426801S">
            <text:p>70:33</text:p>
          </table:table-cell>
          <table:table-cell table:style-name="ce29" office:value-type="float" office:value="2.5">
            <text:p>2,50</text:p>
          </table:table-cell>
          <table:table-cell table:style-name="ce22" office:value-type="date" office:date-value="2017-01-22T00:33:00">
            <text:p>22.01.17 00:33</text:p>
          </table:table-cell>
          <table:table-cell table:style-name="ce25" table:formula="of:=([.N24]-[.$N$4])*[.$N$3]" office:value-type="time" office:time-value="PT112H32M07.800001S">
            <text:p>112:32</text:p>
          </table:table-cell>
          <table:table-cell table:style-name="ce28" office:value-type="float" office:value="3.53">
            <text:p>3,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style-name="ce22" office:value-type="date" office:date-value="2016-12-14T10:58:00">
            <text:p>14.12.16 10:58</text:p>
          </table:table-cell>
          <table:table-cell table:style-name="ce25" table:formula="of:=[.E25]-[.$E$4]" office:value-type="time" office:time-value="PT69H08M00S">
            <text:p>69:08</text:p>
          </table:table-cell>
          <table:table-cell table:style-name="ce28" office:value-type="float" office:value="3.35">
            <text:p>3,35</text:p>
          </table:table-cell>
          <table:table-cell table:style-name="ce22" office:value-type="date" office:date-value="2016-12-18T09:27:00">
            <text:p>18.12.16 09:27</text:p>
          </table:table-cell>
          <table:table-cell table:style-name="ce25" table:formula="of:=[.H25]-[.$H$4]" office:value-type="time" office:time-value="PT81H22M00S">
            <text:p>81:22</text:p>
          </table:table-cell>
          <table:table-cell table:style-name="ce28" office:value-type="float" office:value="3.72">
            <text:p>3,72</text:p>
          </table:table-cell>
          <table:table-cell table:number-columns-repeated="3"/>
          <table:table-cell table:style-name="ce22" office:value-type="date" office:date-value="2017-01-22T01:42:00">
            <text:p>22.01.17 01:42</text:p>
          </table:table-cell>
          <table:table-cell table:style-name="ce25" table:formula="of:=([.N25]-[.$N$4])*[.$N$3]" office:value-type="time" office:time-value="PT115H15M39.6S">
            <text:p>115:15</text:p>
          </table:table-cell>
          <table:table-cell table:style-name="ce28" office:value-type="float" office:value="3.35">
            <text:p>3,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style-name="ce22" office:value-type="date" office:date-value="2016-12-14T12:36:00">
            <text:p>14.12.16 12:36</text:p>
          </table:table-cell>
          <table:table-cell table:style-name="ce26" table:formula="of:=[.E26]-[.$E$4]" office:value-type="time" office:time-value="PT70H46M00S">
            <text:p>70:46</text:p>
          </table:table-cell>
          <table:table-cell table:style-name="ce29" office:value-type="float" office:value="3">
            <text:p>3,00</text:p>
          </table:table-cell>
          <table:table-cell table:style-name="ce22" office:value-type="date" office:date-value="2016-12-18T18:45:00">
            <text:p>18.12.16 18:45</text:p>
          </table:table-cell>
          <table:table-cell table:style-name="ce25" table:formula="of:=[.H26]-[.$H$4]" office:value-type="time" office:time-value="PT90H40M00S">
            <text:p>90:40</text:p>
          </table:table-cell>
          <table:table-cell table:style-name="ce28" office:value-type="float" office:value="3.69">
            <text:p>3,69</text:p>
          </table:table-cell>
          <table:table-cell table:number-columns-repeated="3"/>
          <table:table-cell table:style-name="ce22" office:value-type="date" office:date-value="2017-01-22T02:26:00">
            <text:p>22.01.17 02:26</text:p>
          </table:table-cell>
          <table:table-cell table:style-name="ce26" table:formula="of:=([.N26]-[.$N$4])*[.$N$3]" office:value-type="time" office:time-value="PT116H59M56.400001S">
            <text:p>116:59</text:p>
          </table:table-cell>
          <table:table-cell table:style-name="ce29" office:value-type="float" office:value="2.95">
            <text:p>2,9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2" office:value-type="date" office:date-value="2016-12-18T20:19:00">
            <text:p>18.12.16 20:19</text:p>
          </table:table-cell>
          <table:table-cell table:style-name="ce25" table:formula="of:=[.H27]-[.$H$4]" office:value-type="time" office:time-value="PT92H14M00S">
            <text:p>92:14</text:p>
          </table:table-cell>
          <table:table-cell table:style-name="ce28" office:value-type="float" office:value="3.69">
            <text:p>3,69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2" office:value-type="date" office:date-value="2016-12-18T22:24:00">
            <text:p>18.12.16 22:24</text:p>
          </table:table-cell>
          <table:table-cell table:style-name="ce25" table:formula="of:=[.H28]-[.$H$4]" office:value-type="time" office:time-value="PT94H19M00S">
            <text:p>94:19</text:p>
          </table:table-cell>
          <table:table-cell table:style-name="ce28" office:value-type="float" office:value="3.68">
            <text:p>3,68</text:p>
          </table:table-cell>
          <table:table-cell table:number-columns-repeated="8"/>
        </table:table-row>
        <table:table-row table:style-name="ro5">
          <table:table-cell table:number-columns-repeated="7"/>
          <table:table-cell table:style-name="ce22" office:value-type="date" office:date-value="2016-12-19T02:13:00">
            <text:p>19.12.16 02:13</text:p>
          </table:table-cell>
          <table:table-cell table:style-name="ce25" table:formula="of:=[.H29]-[.$H$4]" office:value-type="time" office:time-value="PT98H08M00S">
            <text:p>98:08</text:p>
          </table:table-cell>
          <table:table-cell table:style-name="ce28" office:value-type="float" office:value="3.66">
            <text:p>3,66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2" office:value-type="date" office:date-value="2016-12-19T07:20:00">
            <text:p>19.12.16 07:20</text:p>
          </table:table-cell>
          <table:table-cell table:style-name="ce25" table:formula="of:=[.H30]-[.$H$4]" office:value-type="time" office:time-value="PT103H15M00S">
            <text:p>103:15</text:p>
          </table:table-cell>
          <table:table-cell table:style-name="ce28" office:value-type="float" office:value="3.65">
            <text:p>3,65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2" office:value-type="date" office:date-value="2016-12-19T09:21:00">
            <text:p>19.12.16 09:21</text:p>
          </table:table-cell>
          <table:table-cell table:style-name="ce25" table:formula="of:=[.H31]-[.$H$4]" office:value-type="time" office:time-value="PT105H16M00S">
            <text:p>105:16</text:p>
          </table:table-cell>
          <table:table-cell table:style-name="ce28" office:value-type="float" office:value="3.65">
            <text:p>3,65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2" office:value-type="date" office:date-value="2016-12-19T17:30:00">
            <text:p>19.12.16 17:30</text:p>
          </table:table-cell>
          <table:table-cell table:style-name="ce25" table:formula="of:=[.H32]-[.$H$4]" office:value-type="time" office:time-value="PT113H25M00S">
            <text:p>113:25</text:p>
          </table:table-cell>
          <table:table-cell table:style-name="ce28" office:value-type="float" office:value="3.42">
            <text:p>3,42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2" office:value-type="date" office:date-value="2016-12-19T19:43:00">
            <text:p>19.12.16 19:43</text:p>
          </table:table-cell>
          <table:table-cell table:style-name="ce25" table:formula="of:=[.H33]-[.$H$4]" office:value-type="time" office:time-value="PT115H38M00S">
            <text:p>115:38</text:p>
          </table:table-cell>
          <table:table-cell table:style-name="ce28" office:value-type="float" office:value="3.26">
            <text:p>3,26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2" office:value-type="date" office:date-value="2016-12-19T20:20:00">
            <text:p>19.12.16 20:20</text:p>
          </table:table-cell>
          <table:table-cell table:style-name="ce25" table:formula="of:=[.H34]-[.$H$4]" office:value-type="time" office:time-value="PT116H15M00S">
            <text:p>116:15</text:p>
          </table:table-cell>
          <table:table-cell table:style-name="ce28" office:value-type="float" office:value="3.18">
            <text:p>3,18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2" office:value-type="date" office:date-value="2016-12-19T21:10:00">
            <text:p>19.12.16 21:10</text:p>
          </table:table-cell>
          <table:table-cell table:style-name="ce26" table:formula="of:=[.H35]-[.$H$4]" office:value-type="time" office:time-value="PT117H05M00S">
            <text:p>117:05</text:p>
          </table:table-cell>
          <table:table-cell table:style-name="ce29" office:value-type="float" office:value="3">
            <text:p>3,00</text:p>
          </table:table-cell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10"/>
        </table:table-row>
        <table:table-row table:style-name="ro1">
          <table:table-cell>
            <draw:frame table:end-cell-address="'2000'.M67" table:end-x="1.171cm" table:end-y="0.14cm" draw:z-index="0" draw:style-name="gr1" draw:text-style-name="P1" svg:width="23.459cm" svg:height="13.107cm" svg:x="0.193cm" svg:y="0.13cm">
              <draw:object draw:notify-on-update-of-ranges="'2000'.B5:'2000'.B24 '2000'.C3:'2000'.C3 '2000'.C5:'2000'.C24 '2000'.B5:'2000'.B24 '2000'.D3:'2000'.D3 '2000'.D5:'2000'.D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9">
          <table:table-cell table:number-columns-repeated="18"/>
        </table:table-row>
        <table:table-row table:style-name="ro5">
          <table:table-cell>
            <draw:frame table:end-cell-address="'2000'.M101" table:end-x="1.171cm" table:end-y="0.363cm" draw:z-index="1" draw:style-name="gr1" draw:text-style-name="P1" svg:width="23.505cm" svg:height="15.197cm" svg:x="0.147cm" svg:y="0.07cm">
              <draw:object draw:notify-on-update-of-ranges="'2000'.I4:'2000'.I36 '2000'.I2:'2000'.I2 '2000'.J4:'2000'.J36 '2000'.L4:'2000'.L26 '2000'.L2:'2000'.L2 '2000'.M4:'2000'.M26 '2000'.O4:'2000'.O37 '2000'.O2:'2000'.O2 '2000'.P4:'2000'.P37 '2000'.F4:'2000'.F26 '2000'.F2:'2000'.F2 '2000'.G4:'2000'.G26 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7"/>
        </table:table-row>
        <table:table-row table:style-name="ro5" table:number-rows-repeated="1048507">
          <table:table-cell table:number-columns-repeated="18"/>
        </table:table-row>
        <table:table-row table:style-name="ro5">
          <table:table-cell table:number-columns-repeated="18"/>
        </table:table-row>
      </table:table>
      <table:table table:name="дохлый 1500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4" table:default-cell-style-name="ce21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/>
          <table:table-cell table:style-name="ce3" office:value-type="string" table:number-columns-spanned="3" table:number-rows-spanned="1">
            <text:p>процесс зарядки</text:p>
          </table:table-cell>
          <table:covered-table-cell table:style-name="ce8"/>
          <table:covered-table-cell table:style-name="ce13"/>
          <table:table-cell/>
          <table:table-cell table:style-name="ce23" office:value-type="string" table:number-columns-spanned="2" table:number-rows-spanned="1">
            <text:p>процесс разрядки темный</text:p>
          </table:table-cell>
          <table:covered-table-cell/>
          <table:table-cell/>
          <table:table-cell table:style-name="ce23" office:value-type="string" table:number-columns-spanned="2" table:number-rows-spanned="1">
            <text:p>процесс разрядки подсветка включена</text:p>
          </table:table-cell>
          <table:covered-table-cell/>
          <table:table-cell/>
          <table:table-cell table:style-name="ce41" office:value-type="string" table:number-columns-spanned="2" table:number-rows-spanned="1">
            <text:p>разрядка 6000 подсветка включена</text:p>
          </table:table-cell>
          <table:covered-table-cell/>
        </table:table-row>
        <table:table-row table:style-name="ro4">
          <table:table-cell/>
          <table:table-cell table:style-name="ce4" office:value-type="string">
            <text:p>время</text:p>
          </table:table-cell>
          <table:table-cell table:style-name="ce9" office:value-type="string">
            <text:p>V батареи.</text:p>
          </table:table-cell>
          <table:table-cell table:style-name="ce14" office:value-type="string">
            <text:p>V зарядки.</text:p>
          </table:table-cell>
          <table:table-cell/>
          <table:table-cell table:style-name="ce4" office:value-type="string">
            <text:p>время</text:p>
          </table:table-cell>
          <table:table-cell table:style-name="ce14" office:value-type="string">
            <text:p>V батареи.</text:p>
          </table:table-cell>
          <table:table-cell/>
          <table:table-cell table:style-name="ce4" office:value-type="string">
            <text:p>время</text:p>
          </table:table-cell>
          <table:table-cell table:style-name="ce14" office:value-type="string">
            <text:p>V батареи.</text:p>
          </table:table-cell>
          <table:table-cell/>
          <table:table-cell table:style-name="ce4" office:value-type="string">
            <text:p>время</text:p>
          </table:table-cell>
          <table:table-cell table:style-name="ce14" office:value-type="string">
            <text:p>V батареи.</text:p>
          </table:table-cell>
        </table:table-row>
        <table:table-row table:style-name="ro1">
          <table:table-cell/>
          <table:table-cell table:style-name="ce35" office:value-type="time" office:time-value="PT44H06M00S">
            <text:p>20:06:00</text:p>
          </table:table-cell>
          <table:table-cell table:style-name="ce10" office:value-type="float" office:value="3.44">
            <text:p>3,44</text:p>
          </table:table-cell>
          <table:table-cell table:style-name="ce15" office:value-type="float" office:value="0">
            <text:p>0,00</text:p>
          </table:table-cell>
          <table:table-cell/>
          <table:table-cell table:style-name="ce38" office:value-type="time" office:time-value="PT00H00M00S">
            <text:p>00:00:00</text:p>
          </table:table-cell>
          <table:table-cell table:style-name="ce28" office:value-type="float" office:value="4.09">
            <text:p>4,09</text:p>
          </table:table-cell>
          <table:table-cell table:style-name="ce40" office:value-type="date" office:date-value="2016-11-19T10:00:00">
            <text:p>19.11.16 10:00</text:p>
          </table:table-cell>
          <table:table-cell table:style-name="ce24" table:formula="of:=[.H3]-[.$H$3]" office:value-type="time" office:time-value="PT00H00M00S">
            <text:p>00:00</text:p>
          </table:table-cell>
          <table:table-cell table:style-name="ce27" office:value-type="float" office:value="4.09">
            <text:p>4,09</text:p>
          </table:table-cell>
          <table:table-cell table:style-name="ce2" office:value-type="date" office:date-value="2016-11-22T01:00:00">
            <text:p>22.11.16 01:00</text:p>
          </table:table-cell>
          <table:table-cell table:style-name="ce25" table:formula="of:=[.K3]-[.$K$3]" office:value-type="time" office:time-value="PT00H00M00S">
            <text:p>00:00</text:p>
          </table:table-cell>
          <table:table-cell table:style-name="ce27" office:value-type="float" office:value="4.1">
            <text:p>4,10</text:p>
          </table:table-cell>
        </table:table-row>
        <table:table-row table:style-name="ro1">
          <table:table-cell/>
          <table:table-cell table:style-name="ce36" office:value-type="time" office:time-value="PT00H00M10S">
            <text:p>00:00:10</text:p>
          </table:table-cell>
          <table:table-cell table:style-name="ce11" office:value-type="float" office:value="3.89">
            <text:p>3,89</text:p>
          </table:table-cell>
          <table:table-cell table:style-name="ce16" office:value-type="float" office:value="4.16">
            <text:p>4,16</text:p>
          </table:table-cell>
          <table:table-cell/>
          <table:table-cell table:style-name="ce38" office:value-type="time" office:time-value="PT00H13M00S">
            <text:p>00:13:00</text:p>
          </table:table-cell>
          <table:table-cell table:style-name="ce28" office:value-type="float" office:value="4.07">
            <text:p>4,07</text:p>
          </table:table-cell>
          <table:table-cell table:style-name="ce40" office:value-type="date" office:date-value="2016-11-19T10:30:00">
            <text:p>19.11.16 10:30</text:p>
          </table:table-cell>
          <table:table-cell table:style-name="ce25" table:formula="of:=[.H4]-[.$H$3]" office:value-type="time" office:time-value="PT00H30M00S">
            <text:p>00:30</text:p>
          </table:table-cell>
          <table:table-cell table:style-name="ce28" office:value-type="float" office:value="4.06">
            <text:p>4,06</text:p>
          </table:table-cell>
          <table:table-cell table:style-name="ce2" office:value-type="date" office:date-value="2016-11-22T01:10:00">
            <text:p>22.11.16 01:10</text:p>
          </table:table-cell>
          <table:table-cell table:style-name="ce25" table:formula="of:=[.K4]-[.$K$3]" office:value-type="time" office:time-value="PT00H10M00S">
            <text:p>00:10</text:p>
          </table:table-cell>
          <table:table-cell table:style-name="ce28" office:value-type="float" office:value="4.08">
            <text:p>4,08</text:p>
          </table:table-cell>
        </table:table-row>
        <table:table-row table:style-name="ro1">
          <table:table-cell/>
          <table:table-cell table:style-name="ce36" office:value-type="time" office:time-value="PT00H00M20S">
            <text:p>00:00:20</text:p>
          </table:table-cell>
          <table:table-cell table:style-name="ce11" office:value-type="float" office:value="3.96">
            <text:p>3,96</text:p>
          </table:table-cell>
          <table:table-cell table:style-name="ce16" office:value-type="float" office:value="4.19">
            <text:p>4,19</text:p>
          </table:table-cell>
          <table:table-cell/>
          <table:table-cell table:style-name="ce38" office:value-type="time" office:time-value="PT00H43M00S">
            <text:p>00:43:00</text:p>
          </table:table-cell>
          <table:table-cell table:style-name="ce28" office:value-type="float" office:value="4.04">
            <text:p>4,04</text:p>
          </table:table-cell>
          <table:table-cell table:style-name="ce40" office:value-type="date" office:date-value="2016-11-19T10:45:00">
            <text:p>19.11.16 10:45</text:p>
          </table:table-cell>
          <table:table-cell table:style-name="ce25" table:formula="of:=[.H5]-[.$H$3]" office:value-type="time" office:time-value="PT00H45M00S">
            <text:p>00:45</text:p>
          </table:table-cell>
          <table:table-cell table:style-name="ce28" office:value-type="float" office:value="4.04">
            <text:p>4,04</text:p>
          </table:table-cell>
          <table:table-cell table:style-name="ce2" office:value-type="date" office:date-value="2016-11-22T01:20:00">
            <text:p>22.11.16 01:20</text:p>
          </table:table-cell>
          <table:table-cell table:style-name="ce25" table:formula="of:=[.K5]-[.$K$3]" office:value-type="time" office:time-value="PT00H20M00S">
            <text:p>00:20</text:p>
          </table:table-cell>
          <table:table-cell table:style-name="ce28" office:value-type="float" office:value="4.06">
            <text:p>4,06</text:p>
          </table:table-cell>
        </table:table-row>
        <table:table-row table:style-name="ro1">
          <table:table-cell/>
          <table:table-cell table:style-name="ce36" office:value-type="time" office:time-value="PT00H00M50S">
            <text:p>00:00:50</text:p>
          </table:table-cell>
          <table:table-cell table:style-name="ce11" office:value-type="float" office:value="3.98">
            <text:p>3,98</text:p>
          </table:table-cell>
          <table:table-cell table:style-name="ce16" office:value-type="float" office:value="4.2">
            <text:p>4,20</text:p>
          </table:table-cell>
          <table:table-cell/>
          <table:table-cell table:style-name="ce38" office:value-type="time" office:time-value="PT01H43M00S">
            <text:p>01:43:00</text:p>
          </table:table-cell>
          <table:table-cell table:style-name="ce28" office:value-type="float" office:value="4.03">
            <text:p>4,03</text:p>
          </table:table-cell>
          <table:table-cell table:style-name="ce40" office:value-type="date" office:date-value="2016-11-19T11:00:00">
            <text:p>19.11.16 11:00</text:p>
          </table:table-cell>
          <table:table-cell table:style-name="ce25" table:formula="of:=[.H6]-[.$H$3]" office:value-type="time" office:time-value="PT01H00M00S">
            <text:p>01:00</text:p>
          </table:table-cell>
          <table:table-cell table:style-name="ce28" office:value-type="float" office:value="4.03">
            <text:p>4,03</text:p>
          </table:table-cell>
          <table:table-cell table:style-name="ce2" office:value-type="date" office:date-value="2016-11-22T01:30:00">
            <text:p>22.11.16 01:30</text:p>
          </table:table-cell>
          <table:table-cell table:style-name="ce25" table:formula="of:=[.K6]-[.$K$3]" office:value-type="time" office:time-value="PT00H30M00S">
            <text:p>00:30</text:p>
          </table:table-cell>
          <table:table-cell table:style-name="ce28" office:value-type="float" office:value="4.05">
            <text:p>4,05</text:p>
          </table:table-cell>
        </table:table-row>
        <table:table-row table:style-name="ro1">
          <table:table-cell/>
          <table:table-cell table:style-name="ce36" office:value-type="time" office:time-value="PT00H01M10S">
            <text:p>00:01:10</text:p>
          </table:table-cell>
          <table:table-cell table:style-name="ce11" office:value-type="float" office:value="3.99">
            <text:p>3,99</text:p>
          </table:table-cell>
          <table:table-cell table:style-name="ce16" office:value-type="float" office:value="4.24">
            <text:p>4,24</text:p>
          </table:table-cell>
          <table:table-cell/>
          <table:table-cell table:style-name="ce38" office:value-type="time" office:time-value="PT02H43M00S">
            <text:p>02:43:00</text:p>
          </table:table-cell>
          <table:table-cell table:style-name="ce28" office:value-type="float" office:value="4.01">
            <text:p>4,01</text:p>
          </table:table-cell>
          <table:table-cell table:style-name="ce40" office:value-type="date" office:date-value="2016-11-19T12:47:00">
            <text:p>19.11.16 12:47</text:p>
          </table:table-cell>
          <table:table-cell table:style-name="ce25" table:formula="of:=[.H7]-[.$H$3]" office:value-type="time" office:time-value="PT02H47M00S">
            <text:p>02:47</text:p>
          </table:table-cell>
          <table:table-cell table:style-name="ce28" office:value-type="float" office:value="3.97">
            <text:p>3,97</text:p>
          </table:table-cell>
          <table:table-cell table:style-name="ce2" office:value-type="date" office:date-value="2016-11-22T01:46:00">
            <text:p>22.11.16 01:46</text:p>
          </table:table-cell>
          <table:table-cell table:style-name="ce25" table:formula="of:=[.K7]-[.$K$3]" office:value-type="time" office:time-value="PT00H46M00S">
            <text:p>00:46</text:p>
          </table:table-cell>
          <table:table-cell table:style-name="ce28" office:value-type="float" office:value="4.04">
            <text:p>4,04</text:p>
          </table:table-cell>
        </table:table-row>
        <table:table-row table:style-name="ro1">
          <table:table-cell/>
          <table:table-cell table:style-name="ce36" office:value-type="time" office:time-value="PT00H01M30S">
            <text:p>00:01:30</text:p>
          </table:table-cell>
          <table:table-cell table:style-name="ce11" office:value-type="float" office:value="4.01">
            <text:p>4,01</text:p>
          </table:table-cell>
          <table:table-cell table:style-name="ce16" office:value-type="float" office:value="4.25">
            <text:p>4,25</text:p>
          </table:table-cell>
          <table:table-cell/>
          <table:table-cell table:style-name="ce38" office:value-type="time" office:time-value="PT07H10M00S">
            <text:p>07:10:00</text:p>
          </table:table-cell>
          <table:table-cell table:style-name="ce28" office:value-type="float" office:value="3.92">
            <text:p>3,92</text:p>
          </table:table-cell>
          <table:table-cell table:style-name="ce40" office:value-type="date" office:date-value="2016-11-19T14:16:00">
            <text:p>19.11.16 14:16</text:p>
          </table:table-cell>
          <table:table-cell table:style-name="ce25" table:formula="of:=[.H8]-[.$H$3]" office:value-type="time" office:time-value="PT04H16M00S">
            <text:p>04:16</text:p>
          </table:table-cell>
          <table:table-cell table:style-name="ce28" office:value-type="float" office:value="3.93">
            <text:p>3,93</text:p>
          </table:table-cell>
          <table:table-cell table:style-name="ce2" office:value-type="date" office:date-value="2016-11-22T02:00:00">
            <text:p>22.11.16 02:00</text:p>
          </table:table-cell>
          <table:table-cell table:style-name="ce25" table:formula="of:=[.K8]-[.$K$3]" office:value-type="time" office:time-value="PT01H00M00S">
            <text:p>01:00</text:p>
          </table:table-cell>
          <table:table-cell table:style-name="ce28" office:value-type="float" office:value="4.04">
            <text:p>4,04</text:p>
          </table:table-cell>
        </table:table-row>
        <table:table-row table:style-name="ro1">
          <table:table-cell/>
          <table:table-cell table:style-name="ce36" office:value-type="time" office:time-value="PT00H02M00S">
            <text:p>00:02:00</text:p>
          </table:table-cell>
          <table:table-cell table:style-name="ce11" office:value-type="float" office:value="4.03">
            <text:p>4,03</text:p>
          </table:table-cell>
          <table:table-cell table:style-name="ce16" office:value-type="float" office:value="4.27">
            <text:p>4,27</text:p>
          </table:table-cell>
          <table:table-cell/>
          <table:table-cell table:style-name="ce38" office:value-type="time" office:time-value="PT09H15M00S">
            <text:p>09:15:00</text:p>
          </table:table-cell>
          <table:table-cell table:style-name="ce28" office:value-type="float" office:value="3.88">
            <text:p>3,88</text:p>
          </table:table-cell>
          <table:table-cell table:style-name="ce40" office:value-type="date" office:date-value="2016-11-19T15:34:00">
            <text:p>19.11.16 15:34</text:p>
          </table:table-cell>
          <table:table-cell table:style-name="ce25" table:formula="of:=[.H9]-[.$H$3]" office:value-type="time" office:time-value="PT05H34M00S">
            <text:p>05:34</text:p>
          </table:table-cell>
          <table:table-cell table:style-name="ce28" office:value-type="float" office:value="3.9">
            <text:p>3,90</text:p>
          </table:table-cell>
          <table:table-cell table:style-name="ce2" office:value-type="date" office:date-value="2016-11-22T02:30:00">
            <text:p>22.11.16 02:30</text:p>
          </table:table-cell>
          <table:table-cell table:style-name="ce25" table:formula="of:=[.K9]-[.$K$3]" office:value-type="time" office:time-value="PT01H30M00S">
            <text:p>01:30</text:p>
          </table:table-cell>
          <table:table-cell table:style-name="ce28" office:value-type="float" office:value="4.02">
            <text:p>4,02</text:p>
          </table:table-cell>
        </table:table-row>
        <table:table-row table:style-name="ro1">
          <table:table-cell/>
          <table:table-cell table:style-name="ce36" office:value-type="time" office:time-value="PT00H03M00S">
            <text:p>00:03:00</text:p>
          </table:table-cell>
          <table:table-cell table:style-name="ce11" office:value-type="float" office:value="4.04">
            <text:p>4,04</text:p>
          </table:table-cell>
          <table:table-cell table:style-name="ce16" office:value-type="float" office:value="4.28">
            <text:p>4,28</text:p>
          </table:table-cell>
          <table:table-cell/>
          <table:table-cell table:style-name="ce38" office:value-type="time" office:time-value="PT11H39M00S">
            <text:p>11:39:00</text:p>
          </table:table-cell>
          <table:table-cell table:style-name="ce28" office:value-type="float" office:value="3.84">
            <text:p>3,84</text:p>
          </table:table-cell>
          <table:table-cell table:style-name="ce40" office:value-type="date" office:date-value="2016-11-19T17:38:00">
            <text:p>19.11.16 17:38</text:p>
          </table:table-cell>
          <table:table-cell table:style-name="ce25" table:formula="of:=[.H10]-[.$H$3]" office:value-type="time" office:time-value="PT07H38M00S">
            <text:p>07:38</text:p>
          </table:table-cell>
          <table:table-cell table:style-name="ce28" office:value-type="float" office:value="3.84">
            <text:p>3,84</text:p>
          </table:table-cell>
          <table:table-cell table:style-name="ce2" office:value-type="date" office:date-value="2016-11-22T03:00:00">
            <text:p>22.11.16 03:00</text:p>
          </table:table-cell>
          <table:table-cell table:style-name="ce25" table:formula="of:=[.K10]-[.$K$3]" office:value-type="time" office:time-value="PT02H00M00S">
            <text:p>02:00</text:p>
          </table:table-cell>
          <table:table-cell table:style-name="ce28" office:value-type="float" office:value="4.01">
            <text:p>4,01</text:p>
          </table:table-cell>
        </table:table-row>
        <table:table-row table:style-name="ro1">
          <table:table-cell/>
          <table:table-cell table:style-name="ce36" office:value-type="time" office:time-value="PT00H05M00S">
            <text:p>00:05:00</text:p>
          </table:table-cell>
          <table:table-cell table:style-name="ce11" office:value-type="float" office:value="4.05">
            <text:p>4,05</text:p>
          </table:table-cell>
          <table:table-cell table:style-name="ce16" office:value-type="float" office:value="4.3">
            <text:p>4,30</text:p>
          </table:table-cell>
          <table:table-cell/>
          <table:table-cell table:style-name="ce38" office:value-type="time" office:time-value="PT22H07M00S">
            <text:p>22:07:00</text:p>
          </table:table-cell>
          <table:table-cell table:style-name="ce28" office:value-type="float" office:value="3.75">
            <text:p>3,75</text:p>
          </table:table-cell>
          <table:table-cell table:style-name="ce40" office:value-type="date" office:date-value="2016-11-19T20:54:00">
            <text:p>19.11.16 20:54</text:p>
          </table:table-cell>
          <table:table-cell table:style-name="ce25" table:formula="of:=[.H11]-[.$H$3]" office:value-type="time" office:time-value="PT10H54M00S">
            <text:p>10:54</text:p>
          </table:table-cell>
          <table:table-cell table:style-name="ce28" office:value-type="float" office:value="3.79">
            <text:p>3,79</text:p>
          </table:table-cell>
          <table:table-cell table:style-name="ce2" office:value-type="date" office:date-value="2016-11-22T04:30:00">
            <text:p>22.11.16 04:30</text:p>
          </table:table-cell>
          <table:table-cell table:style-name="ce25" table:formula="of:=[.K11]-[.$K$3]" office:value-type="time" office:time-value="PT03H30M00S">
            <text:p>03:30</text:p>
          </table:table-cell>
          <table:table-cell table:style-name="ce28" office:value-type="float" office:value="3.97">
            <text:p>3,97</text:p>
          </table:table-cell>
        </table:table-row>
        <table:table-row table:style-name="ro1">
          <table:table-cell/>
          <table:table-cell table:style-name="ce36" office:value-type="time" office:time-value="PT00H07M30S">
            <text:p>00:07:30</text:p>
          </table:table-cell>
          <table:table-cell table:style-name="ce11" office:value-type="float" office:value="4.08">
            <text:p>4,08</text:p>
          </table:table-cell>
          <table:table-cell table:style-name="ce16" office:value-type="float" office:value="4.32">
            <text:p>4,32</text:p>
          </table:table-cell>
          <table:table-cell/>
          <table:table-cell table:style-name="ce38" office:value-type="time" office:time-value="PT26H31M00S">
            <text:p>26:31:00</text:p>
          </table:table-cell>
          <table:table-cell table:style-name="ce28" office:value-type="float" office:value="3.74">
            <text:p>3,74</text:p>
          </table:table-cell>
          <table:table-cell table:style-name="ce40" office:value-type="date" office:date-value="2016-11-19T22:36:00">
            <text:p>19.11.16 22:36</text:p>
          </table:table-cell>
          <table:table-cell table:style-name="ce25" table:formula="of:=[.H12]-[.$H$3]" office:value-type="time" office:time-value="PT12H36M00S">
            <text:p>12:36</text:p>
          </table:table-cell>
          <table:table-cell table:style-name="ce28" office:value-type="float" office:value="3.77">
            <text:p>3,77</text:p>
          </table:table-cell>
          <table:table-cell table:style-name="ce2" office:value-type="date" office:date-value="2016-11-22T06:44:00">
            <text:p>22.11.16 06:44</text:p>
          </table:table-cell>
          <table:table-cell table:style-name="ce25" table:formula="of:=[.K12]-[.$K$3]" office:value-type="time" office:time-value="PT05H44M00S">
            <text:p>05:44</text:p>
          </table:table-cell>
          <table:table-cell table:style-name="ce28" office:value-type="float" office:value="3.96">
            <text:p>3,96</text:p>
          </table:table-cell>
        </table:table-row>
        <table:table-row table:style-name="ro1">
          <table:table-cell/>
          <table:table-cell table:style-name="ce36" office:value-type="time" office:time-value="PT00H10M00S">
            <text:p>00:10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35">
            <text:p>4,35</text:p>
          </table:table-cell>
          <table:table-cell/>
          <table:table-cell table:style-name="ce38" office:value-type="time" office:time-value="PT32H55M00S">
            <text:p>32:55:00</text:p>
          </table:table-cell>
          <table:table-cell table:style-name="ce28" office:value-type="float" office:value="3.71">
            <text:p>3,71</text:p>
          </table:table-cell>
          <table:table-cell table:style-name="ce40" office:value-type="date" office:date-value="2016-11-19T23:33:00">
            <text:p>19.11.16 23:33</text:p>
          </table:table-cell>
          <table:table-cell table:style-name="ce25" table:formula="of:=[.H13]-[.$H$3]" office:value-type="time" office:time-value="PT13H33M00S">
            <text:p>13:33</text:p>
          </table:table-cell>
          <table:table-cell table:style-name="ce28" office:value-type="float" office:value="3.76">
            <text:p>3,76</text:p>
          </table:table-cell>
          <table:table-cell table:style-name="ce2" office:value-type="date" office:date-value="2016-11-22T07:13:00">
            <text:p>22.11.16 07:13</text:p>
          </table:table-cell>
          <table:table-cell table:style-name="ce25" table:formula="of:=[.K13]-[.$K$3]" office:value-type="time" office:time-value="PT06H13M00S">
            <text:p>06:13</text:p>
          </table:table-cell>
          <table:table-cell table:style-name="ce28" office:value-type="float" office:value="3.96">
            <text:p>3,96</text:p>
          </table:table-cell>
        </table:table-row>
        <table:table-row table:style-name="ro1">
          <table:table-cell/>
          <table:table-cell table:style-name="ce36" office:value-type="time" office:time-value="PT00H15M00S">
            <text:p>00:15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78">
            <text:p>4,78</text:p>
          </table:table-cell>
          <table:table-cell/>
          <table:table-cell table:style-name="ce38" office:value-type="time" office:time-value="PT36H15M00S">
            <text:p>36:15:00</text:p>
          </table:table-cell>
          <table:table-cell table:style-name="ce28" office:value-type="float" office:value="3.69">
            <text:p>3,69</text:p>
          </table:table-cell>
          <table:table-cell table:style-name="ce40" office:value-type="date" office:date-value="2016-11-20T04:40:00">
            <text:p>20.11.16 04:40</text:p>
          </table:table-cell>
          <table:table-cell table:style-name="ce25" table:formula="of:=[.H14]-[.$H$3]" office:value-type="time" office:time-value="PT18H40M00S">
            <text:p>18:40</text:p>
          </table:table-cell>
          <table:table-cell table:style-name="ce28" office:value-type="float" office:value="3.72">
            <text:p>3,72</text:p>
          </table:table-cell>
          <table:table-cell table:style-name="ce2" office:value-type="date" office:date-value="2016-11-22T08:56:00">
            <text:p>22.11.16 08:56</text:p>
          </table:table-cell>
          <table:table-cell table:style-name="ce25" table:formula="of:=[.K14]-[.$K$3]" office:value-type="time" office:time-value="PT07H56M00S">
            <text:p>07:56</text:p>
          </table:table-cell>
          <table:table-cell table:style-name="ce28" office:value-type="float" office:value="3.94">
            <text:p>3,94</text:p>
          </table:table-cell>
        </table:table-row>
        <table:table-row table:style-name="ro1">
          <table:table-cell/>
          <table:table-cell table:style-name="ce36" office:value-type="time" office:time-value="PT00H20M00S">
            <text:p>00:20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82">
            <text:p>4,82</text:p>
          </table:table-cell>
          <table:table-cell/>
          <table:table-cell table:style-name="ce38" office:value-type="time" office:time-value="PT39H59M00S">
            <text:p>39:59:00</text:p>
          </table:table-cell>
          <table:table-cell table:style-name="ce28" office:value-type="float" office:value="3.64">
            <text:p>3,64</text:p>
          </table:table-cell>
          <table:table-cell table:style-name="ce40" office:value-type="date" office:date-value="2016-11-20T05:38:00">
            <text:p>20.11.16 05:38</text:p>
          </table:table-cell>
          <table:table-cell table:style-name="ce25" table:formula="of:=[.H15]-[.$H$3]" office:value-type="time" office:time-value="PT19H38M00S">
            <text:p>19:38</text:p>
          </table:table-cell>
          <table:table-cell table:style-name="ce28" office:value-type="float" office:value="3.7">
            <text:p>3,70</text:p>
          </table:table-cell>
          <table:table-cell table:style-name="ce2" office:value-type="date" office:date-value="2016-11-22T10:05:00">
            <text:p>22.11.16 10:05</text:p>
          </table:table-cell>
          <table:table-cell table:style-name="ce25" table:formula="of:=[.K15]-[.$K$3]" office:value-type="time" office:time-value="PT09H05M00S">
            <text:p>09:05</text:p>
          </table:table-cell>
          <table:table-cell table:style-name="ce28" office:value-type="float" office:value="3.93">
            <text:p>3,93</text:p>
          </table:table-cell>
        </table:table-row>
        <table:table-row table:style-name="ro1">
          <table:table-cell/>
          <table:table-cell table:style-name="ce36" office:value-type="time" office:time-value="PT00H25M00S">
            <text:p>00:25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84">
            <text:p>4,84</text:p>
          </table:table-cell>
          <table:table-cell/>
          <table:table-cell table:style-name="ce38" office:value-type="time" office:time-value="PT42H30M00S">
            <text:p>42:30:00</text:p>
          </table:table-cell>
          <table:table-cell table:style-name="ce28" office:value-type="float" office:value="3.61">
            <text:p>3,61</text:p>
          </table:table-cell>
          <table:table-cell table:style-name="ce40" office:value-type="date" office:date-value="2016-11-20T08:50:00">
            <text:p>20.11.16 08:50</text:p>
          </table:table-cell>
          <table:table-cell table:style-name="ce25" table:formula="of:=[.H16]-[.$H$3]" office:value-type="time" office:time-value="PT22H50M00S">
            <text:p>22:50</text:p>
          </table:table-cell>
          <table:table-cell table:style-name="ce28" office:value-type="float" office:value="3.65">
            <text:p>3,65</text:p>
          </table:table-cell>
          <table:table-cell table:style-name="ce2" office:value-type="date" office:date-value="2016-11-22T12:10:00">
            <text:p>22.11.16 12:10</text:p>
          </table:table-cell>
          <table:table-cell table:style-name="ce25" table:formula="of:=[.K16]-[.$K$3]" office:value-type="time" office:time-value="PT11H10M00S">
            <text:p>11:10</text:p>
          </table:table-cell>
          <table:table-cell table:style-name="ce28" office:value-type="float" office:value="3.91">
            <text:p>3,91</text:p>
          </table:table-cell>
        </table:table-row>
        <table:table-row table:style-name="ro1">
          <table:table-cell/>
          <table:table-cell table:style-name="ce36" office:value-type="time" office:time-value="PT00H30M00S">
            <text:p>00:30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86">
            <text:p>4,86</text:p>
          </table:table-cell>
          <table:table-cell/>
          <table:table-cell table:style-name="ce38" office:value-type="time" office:time-value="PT46H32M00S">
            <text:p>46:32:00</text:p>
          </table:table-cell>
          <table:table-cell table:style-name="ce28" office:value-type="float" office:value="3.48">
            <text:p>3,48</text:p>
          </table:table-cell>
          <table:table-cell table:style-name="ce40" office:value-type="date" office:date-value="2016-11-20T09:35:00">
            <text:p>20.11.16 09:35</text:p>
          </table:table-cell>
          <table:table-cell table:style-name="ce25" table:formula="of:=[.H17]-[.$H$3]" office:value-type="time" office:time-value="PT23H35M00S">
            <text:p>23:35</text:p>
          </table:table-cell>
          <table:table-cell table:style-name="ce28" office:value-type="float" office:value="3.63">
            <text:p>3,63</text:p>
          </table:table-cell>
          <table:table-cell table:style-name="ce2" office:value-type="date" office:date-value="2016-11-22T13:11:00">
            <text:p>22.11.16 13:11</text:p>
          </table:table-cell>
          <table:table-cell table:style-name="ce25" table:formula="of:=[.K17]-[.$K$3]" office:value-type="time" office:time-value="PT12H11M00S">
            <text:p>12:11</text:p>
          </table:table-cell>
          <table:table-cell table:style-name="ce28" office:value-type="float" office:value="3.88">
            <text:p>3,88</text:p>
          </table:table-cell>
        </table:table-row>
        <table:table-row table:style-name="ro1">
          <table:table-cell/>
          <table:table-cell table:style-name="ce36" office:value-type="time" office:time-value="PT00H40M00S">
            <text:p>00:40:00</text:p>
          </table:table-cell>
          <table:table-cell table:style-name="ce11" office:value-type="float" office:value="4.12">
            <text:p>4,12</text:p>
          </table:table-cell>
          <table:table-cell table:style-name="ce16" office:value-type="float" office:value="4.88">
            <text:p>4,88</text:p>
          </table:table-cell>
          <table:table-cell/>
          <table:table-cell table:style-name="ce38" office:value-type="time" office:time-value="PT48H07M00S">
            <text:p>48:07:00</text:p>
          </table:table-cell>
          <table:table-cell table:style-name="ce28" office:value-type="float" office:value="3.38">
            <text:p>3,38</text:p>
          </table:table-cell>
          <table:table-cell table:style-name="ce40" office:value-type="date" office:date-value="2016-11-20T10:54:00">
            <text:p>20.11.16 10:54</text:p>
          </table:table-cell>
          <table:table-cell table:style-name="ce25" table:formula="of:=[.H18]-[.$H$3]" office:value-type="time" office:time-value="PT24H54M00S">
            <text:p>24:54</text:p>
          </table:table-cell>
          <table:table-cell table:style-name="ce28" office:value-type="float" office:value="3.58">
            <text:p>3,58</text:p>
          </table:table-cell>
          <table:table-cell table:style-name="ce2" office:value-type="date" office:date-value="2016-11-22T14:11:00">
            <text:p>22.11.16 14:11</text:p>
          </table:table-cell>
          <table:table-cell table:style-name="ce25" table:formula="of:=[.K18]-[.$K$3]" office:value-type="time" office:time-value="PT13H11M00S">
            <text:p>13:11</text:p>
          </table:table-cell>
          <table:table-cell table:style-name="ce28" office:value-type="float" office:value="3.86">
            <text:p>3,86</text:p>
          </table:table-cell>
        </table:table-row>
        <table:table-row table:style-name="ro1">
          <table:table-cell/>
          <table:table-cell table:style-name="ce36" office:value-type="time" office:time-value="PT00H50M00S">
            <text:p>00:50:00</text:p>
          </table:table-cell>
          <table:table-cell table:style-name="ce11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/>
          <table:table-cell table:style-name="ce38" office:value-type="time" office:time-value="PT50H10M00S">
            <text:p>50:10:00</text:p>
          </table:table-cell>
          <table:table-cell table:style-name="ce28" office:value-type="float" office:value="3.32">
            <text:p>3,32</text:p>
          </table:table-cell>
          <table:table-cell table:style-name="ce40" office:value-type="date" office:date-value="2016-11-20T11:24:00.000001">
            <text:p>20.11.16 11:24</text:p>
          </table:table-cell>
          <table:table-cell table:style-name="ce25" table:formula="of:=[.H19]-[.$H$3]" office:value-type="time" office:time-value="PT25H24M00S">
            <text:p>25:24</text:p>
          </table:table-cell>
          <table:table-cell table:style-name="ce28" office:value-type="float" office:value="3.56">
            <text:p>3,56</text:p>
          </table:table-cell>
          <table:table-cell table:style-name="ce2" office:value-type="date" office:date-value="2016-11-22T15:22:00">
            <text:p>22.11.16 15:22</text:p>
          </table:table-cell>
          <table:table-cell table:style-name="ce25" table:formula="of:=[.K19]-[.$K$3]" office:value-type="time" office:time-value="PT14H22M00S">
            <text:p>14:22</text:p>
          </table:table-cell>
          <table:table-cell table:style-name="ce28" office:value-type="float" office:value="3.82">
            <text:p>3,82</text:p>
          </table:table-cell>
        </table:table-row>
        <table:table-row table:style-name="ro1">
          <table:table-cell/>
          <table:table-cell table:style-name="ce36" office:value-type="time" office:time-value="PT01H00M00S">
            <text:p>01:00:00</text:p>
          </table:table-cell>
          <table:table-cell table:style-name="ce11" office:value-type="float" office:value="4.13">
            <text:p>4,13</text:p>
          </table:table-cell>
          <table:table-cell table:style-name="ce16" office:value-type="float" office:value="4.92">
            <text:p>4,92</text:p>
          </table:table-cell>
          <table:table-cell/>
          <table:table-cell table:style-name="ce38" office:value-type="time" office:time-value="PT50H51M00S">
            <text:p>50:51:00</text:p>
          </table:table-cell>
          <table:table-cell table:style-name="ce28" office:value-type="float" office:value="3.28">
            <text:p>3,28</text:p>
          </table:table-cell>
          <table:table-cell table:style-name="ce40" office:value-type="date" office:date-value="2016-11-20T12:52:00">
            <text:p>20.11.16 12:52</text:p>
          </table:table-cell>
          <table:table-cell table:style-name="ce25" table:formula="of:=[.H20]-[.$H$3]" office:value-type="time" office:time-value="PT26H52M00S">
            <text:p>26:52</text:p>
          </table:table-cell>
          <table:table-cell table:style-name="ce28" office:value-type="float" office:value="3.52">
            <text:p>3,52</text:p>
          </table:table-cell>
          <table:table-cell table:style-name="ce2" office:value-type="date" office:date-value="2016-11-22T16:49:00">
            <text:p>22.11.16 16:49</text:p>
          </table:table-cell>
          <table:table-cell table:style-name="ce25" table:formula="of:=[.K20]-[.$K$3]" office:value-type="time" office:time-value="PT15H49M00S">
            <text:p>15:49</text:p>
          </table:table-cell>
          <table:table-cell table:style-name="ce28" office:value-type="float" office:value="3.79">
            <text:p>3,79</text:p>
          </table:table-cell>
        </table:table-row>
        <table:table-row table:style-name="ro1">
          <table:table-cell/>
          <table:table-cell table:style-name="ce36" office:value-type="time" office:time-value="PT01H20M00S">
            <text:p>01:20:00</text:p>
          </table:table-cell>
          <table:table-cell table:style-name="ce11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/>
          <table:table-cell table:style-name="ce39" office:value-type="time" office:time-value="PT53H30M00S">
            <text:p>53:30:00</text:p>
          </table:table-cell>
          <table:table-cell table:style-name="ce29" office:value-type="float" office:value="2.95">
            <text:p>2,95</text:p>
          </table:table-cell>
          <table:table-cell table:style-name="ce40" office:value-type="date" office:date-value="2016-11-20T13:31:00">
            <text:p>20.11.16 13:31</text:p>
          </table:table-cell>
          <table:table-cell table:style-name="ce25" table:formula="of:=[.H21]-[.$H$3]" office:value-type="time" office:time-value="PT27H31M00S">
            <text:p>27:31</text:p>
          </table:table-cell>
          <table:table-cell table:style-name="ce28" office:value-type="float" office:value="3.48">
            <text:p>3,48</text:p>
          </table:table-cell>
          <table:table-cell table:style-name="ce2" office:value-type="date" office:date-value="2016-11-22T18:15:00">
            <text:p>22.11.16 18:15</text:p>
          </table:table-cell>
          <table:table-cell table:style-name="ce25" table:formula="of:=[.K21]-[.$K$3]" office:value-type="time" office:time-value="PT17H15M00S">
            <text:p>17:15</text:p>
          </table:table-cell>
          <table:table-cell table:style-name="ce28" office:value-type="float" office:value="3.75">
            <text:p>3,75</text:p>
          </table:table-cell>
        </table:table-row>
        <table:table-row table:style-name="ro1">
          <table:table-cell/>
          <table:table-cell table:style-name="ce36" office:value-type="time" office:time-value="PT01H40M00S">
            <text:p>01:40:00</text:p>
          </table:table-cell>
          <table:table-cell table:style-name="ce11" office:value-type="float" office:value="4.14">
            <text:p>4,14</text:p>
          </table:table-cell>
          <table:table-cell table:style-name="ce16" office:value-type="float" office:value="4.9">
            <text:p>4,90</text:p>
          </table:table-cell>
          <table:table-cell table:number-columns-repeated="3"/>
          <table:table-cell table:style-name="ce40" office:value-type="date" office:date-value="2016-11-20T15:15:00">
            <text:p>20.11.16 15:15</text:p>
          </table:table-cell>
          <table:table-cell table:style-name="ce25" table:formula="of:=[.H22]-[.$H$3]" office:value-type="time" office:time-value="PT29H15M00S">
            <text:p>29:15</text:p>
          </table:table-cell>
          <table:table-cell table:style-name="ce28" office:value-type="float" office:value="3.39">
            <text:p>3,39</text:p>
          </table:table-cell>
          <table:table-cell table:style-name="ce2" office:value-type="date" office:date-value="2016-11-22T19:30:00">
            <text:p>22.11.16 19:30</text:p>
          </table:table-cell>
          <table:table-cell table:style-name="ce25" table:formula="of:=[.K22]-[.$K$3]" office:value-type="time" office:time-value="PT18H30M00S">
            <text:p>18:30</text:p>
          </table:table-cell>
          <table:table-cell table:style-name="ce28" office:value-type="float" office:value="3.72">
            <text:p>3,72</text:p>
          </table:table-cell>
        </table:table-row>
        <table:table-row table:style-name="ro1">
          <table:table-cell/>
          <table:table-cell table:style-name="ce36" office:value-type="time" office:time-value="PT02H00M00S">
            <text:p>02:00:00</text:p>
          </table:table-cell>
          <table:table-cell table:style-name="ce11" office:value-type="float" office:value="4.15">
            <text:p>4,15</text:p>
          </table:table-cell>
          <table:table-cell table:style-name="ce16" office:value-type="float" office:value="4.96">
            <text:p>4,96</text:p>
          </table:table-cell>
          <table:table-cell table:number-columns-repeated="3"/>
          <table:table-cell table:style-name="ce40" office:value-type="date" office:date-value="2016-11-20T17:06:00">
            <text:p>20.11.16 17:06</text:p>
          </table:table-cell>
          <table:table-cell table:style-name="ce25" table:formula="of:=[.H23]-[.$H$3]" office:value-type="time" office:time-value="PT31H06M00S">
            <text:p>31:06</text:p>
          </table:table-cell>
          <table:table-cell table:style-name="ce28" office:value-type="float" office:value="3.23">
            <text:p>3,23</text:p>
          </table:table-cell>
          <table:table-cell table:style-name="ce2" office:value-type="date" office:date-value="2016-11-22T20:49:00">
            <text:p>22.11.16 20:49</text:p>
          </table:table-cell>
          <table:table-cell table:style-name="ce25" table:formula="of:=[.K23]-[.$K$3]" office:value-type="time" office:time-value="PT19H49M00S">
            <text:p>19:49</text:p>
          </table:table-cell>
          <table:table-cell table:style-name="ce28" office:value-type="float" office:value="3.61">
            <text:p>3,61</text:p>
          </table:table-cell>
        </table:table-row>
        <table:table-row table:style-name="ro1">
          <table:table-cell/>
          <table:table-cell table:style-name="ce37" office:value-type="time" office:time-value="PT02H17M00S">
            <text:p>02:17:00</text:p>
          </table:table-cell>
          <table:table-cell table:style-name="ce12" office:value-type="float" office:value="4.15">
            <text:p>4,15</text:p>
          </table:table-cell>
          <table:table-cell table:style-name="ce17" office:value-type="float" office:value="4.98">
            <text:p>4,98</text:p>
          </table:table-cell>
          <table:table-cell table:number-columns-repeated="3"/>
          <table:table-cell table:style-name="ce40" office:value-type="date" office:date-value="2016-11-20T18:04:00">
            <text:p>20.11.16 18:04</text:p>
          </table:table-cell>
          <table:table-cell table:style-name="ce25" table:formula="of:=[.H24]-[.$H$3]" office:value-type="time" office:time-value="PT32H04M00S">
            <text:p>32:04</text:p>
          </table:table-cell>
          <table:table-cell table:style-name="ce28" office:value-type="float" office:value="3.12">
            <text:p>3,12</text:p>
          </table:table-cell>
          <table:table-cell table:style-name="ce2" office:value-type="date" office:date-value="2016-11-22T21:06:00">
            <text:p>22.11.16 21:06</text:p>
          </table:table-cell>
          <table:table-cell table:style-name="ce25" table:formula="of:=[.K24]-[.$K$3]" office:value-type="time" office:time-value="PT20H06M00S">
            <text:p>20:06</text:p>
          </table:table-cell>
          <table:table-cell table:style-name="ce28" office:value-type="float" office:value="3.57">
            <text:p>3,57</text:p>
          </table:table-cell>
        </table:table-row>
        <table:table-row table:style-name="ro1">
          <table:table-cell table:number-columns-repeated="7"/>
          <table:table-cell table:style-name="ce40" office:value-type="date" office:date-value="2016-11-20T19:07:00">
            <text:p>20.11.16 19:07</text:p>
          </table:table-cell>
          <table:table-cell table:style-name="ce26" table:formula="of:=[.H25]-[.$H$3]" office:value-type="time" office:time-value="PT33H07M00S">
            <text:p>33:07</text:p>
          </table:table-cell>
          <table:table-cell table:style-name="ce29" office:value-type="float" office:value="3">
            <text:p>3,00</text:p>
          </table:table-cell>
          <table:table-cell table:style-name="ce2" office:value-type="date" office:date-value="2016-11-22T22:12:00">
            <text:p>22.11.16 22:12</text:p>
          </table:table-cell>
          <table:table-cell table:style-name="ce25" table:formula="of:=[.K25]-[.$K$3]" office:value-type="time" office:time-value="PT21H12M00S">
            <text:p>21:12</text:p>
          </table:table-cell>
          <table:table-cell table:style-name="ce28" office:value-type="float" office:value="3.39">
            <text:p>3,39</text:p>
          </table:table-cell>
        </table:table-row>
        <table:table-row table:style-name="ro1">
          <table:table-cell table:number-columns-repeated="10"/>
          <table:table-cell table:style-name="ce2" office:value-type="date" office:date-value="2016-11-22T23:07:00">
            <text:p>22.11.16 23:07</text:p>
          </table:table-cell>
          <table:table-cell table:style-name="ce25" table:formula="of:=[.K26]-[.$K$3]" office:value-type="time" office:time-value="PT22H07M00S">
            <text:p>22:07</text:p>
          </table:table-cell>
          <table:table-cell table:style-name="ce28" office:value-type="float" office:value="3.17">
            <text:p>3,17</text:p>
          </table:table-cell>
        </table:table-row>
        <table:table-row table:style-name="ro1">
          <table:table-cell table:number-columns-repeated="10"/>
          <table:table-cell table:style-name="ce2" office:value-type="date" office:date-value="2016-11-22T23:45:00">
            <text:p>22.11.16 23:45</text:p>
          </table:table-cell>
          <table:table-cell table:style-name="ce26" table:formula="of:=[.K27]-[.$K$3]" office:value-type="time" office:time-value="PT22H45M00S">
            <text:p>22:45</text:p>
          </table:table-cell>
          <table:table-cell table:style-name="ce29" office:value-type="float" office:value="3">
            <text:p>3,0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>
            <draw:frame table:end-cell-address="'дохлый 1500'.K58" table:end-x="0.775cm" table:end-y="0.349cm" draw:z-index="0" draw:style-name="gr1" draw:text-style-name="P1" svg:width="20.093cm" svg:height="12.462cm" svg:x="0.001cm" svg:y="0.081cm">
              <draw:object draw:notify-on-update-of-ranges="'дохлый 1500'.B4:'дохлый 1500'.B43 'дохлый 1500'.C2:'дохлый 1500'.C2 'дохлый 1500'.C4:'дохлый 1500'.C43 'дохлый 1500'.B4:'дохлый 1500'.B24 'дохлый 1500'.D2:'дохлый 1500'.D2 'дохлый 1500'.D4:'дохлый 1500'.D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'дохлый 1500'.T58" table:end-x="0.932cm" table:end-y="0.072cm" draw:z-index="1" draw:style-name="gr1" draw:text-style-name="P1" svg:width="20.117cm" svg:height="12.121cm" svg:x="1.014cm" svg:y="0.145cm">
              <draw:object draw:notify-on-update-of-ranges="'дохлый 1500'.F3:'дохлый 1500'.F21 'дохлый 1500'.F1:'дохлый 1500'.F1 'дохлый 1500'.G3:'дохлый 1500'.G21 'дохлый 1500'.I3:'дохлый 1500'.I25 'дохлый 1500'.I1:'дохлый 1500'.I1 'дохлый 1500'.J3:'дохлый 1500'.J25 'дохлый 1500'.L3:'дохлый 1500'.L27 'дохлый 1500'.L1:'дохлый 1500'.L1 'дохлый 1500'.M3:'дохлый 1500'.M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ltraFire 6000" table:style-name="ta1" table:print="false">
        <table:shapes>
          <draw:frame draw:z-index="0" draw:style-name="gr1" draw:text-style-name="P1" svg:width="17.674cm" svg:height="13.798cm" svg:x="10.409cm" svg:y="0.4cm">
            <draw:object draw:notify-on-update-of-ranges="'UltraFire 6000'.B4:'UltraFire 6000'.B32 'UltraFire 6000'.C2:'UltraFire 6000'.C2 'UltraFire 6000'.C4:'UltraFire 6000'.C32 'UltraFire 6000'.B4:'UltraFire 6000'.B32 'UltraFire 6000'.D2:'UltraFire 6000'.D2 'UltraFire 6000'.D4:'UltraFire 6000'.D32 'UltraFire 6000'.B4:'UltraFire 6000'.B32 'UltraFire 6000'.E2:'UltraFire 6000'.E2 'UltraFire 6000'.E4:'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42"/>
        <table:table-column table:style-name="co12" table:default-cell-style-name="ce45"/>
        <table:table-column table:style-name="co15" table:default-cell-style-name="ce11"/>
        <table:table-column table:style-name="co16" table:default-cell-style-name="ce11"/>
        <table:table-column table:style-name="co9" table:default-cell-style-name="ce16"/>
        <table:table-row table:style-name="ro6">
          <table:table-cell table:style-name="Default"/>
          <table:table-cell table:style-name="ce43"/>
          <table:table-cell table:style-name="ce8" table:number-columns-repeated="2"/>
          <table:table-cell table:style-name="ce13"/>
        </table:table-row>
        <table:table-row table:style-name="ro4">
          <table:table-cell table:style-name="Default"/>
          <table:table-cell table:style-name="ce4" office:value-type="string">
            <text:p>время</text:p>
          </table:table-cell>
          <table:table-cell table:style-name="ce9" office:value-type="string">
            <text:p>I [A] ток</text:p>
          </table:table-cell>
          <table:table-cell table:style-name="ce9" office:value-type="string">
            <text:p>U [V] внеш.</text:p>
          </table:table-cell>
          <table:table-cell table:style-name="ce14" office:value-type="string">
            <text:p>U [V] внутр.</text:p>
          </table:table-cell>
        </table:table-row>
        <table:table-row table:style-name="ro1">
          <table:table-cell table:style-name="Default"/>
          <table:table-cell table:style-name="ce44" office:value-type="time" office:time-value="-PT13H43M00S">
            <text:p>10:17</text:p>
          </table:table-cell>
          <table:table-cell table:number-columns-repeated="2" table:style-name="ce10" office:value-type="float" office:value="0">
            <text:p>0,00</text:p>
          </table:table-cell>
          <table:table-cell table:style-name="ce15" office:value-type="float" office:value="3.22">
            <text:p>3,22</text:p>
          </table:table-cell>
        </table:table-row>
        <table:table-row table:style-name="ro1">
          <table:table-cell office:value-type="time" office:time-value="PT10H17M00S">
            <text:p>10:17</text:p>
          </table:table-cell>
          <table:table-cell table:formula="of:=[.A4]-[.$A$4]" office:value-type="time" office:time-value="PT00H00M00S">
            <text:p>00:00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1">
          <table:table-cell office:value-type="time" office:time-value="PT10H18M00S">
            <text:p>10:18</text:p>
          </table:table-cell>
          <table:table-cell table:formula="of:=[.A5]-[.$A$4]" office:value-type="time" office:time-value="PT00H01M00S">
            <text:p>00:01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1">
          <table:table-cell office:value-type="time" office:time-value="PT10H19M00S">
            <text:p>10:19</text:p>
          </table:table-cell>
          <table:table-cell table:formula="of:=[.A6]-[.$A$4]" office:value-type="time" office:time-value="PT00H02M00S">
            <text:p>00:02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1">
          <table:table-cell office:value-type="time" office:time-value="PT10H20M00S">
            <text:p>10:20</text:p>
          </table:table-cell>
          <table:table-cell table:formula="of:=[.A7]-[.$A$4]" office:value-type="time" office:time-value="PT00H03M00S">
            <text:p>00:03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1">
          <table:table-cell office:value-type="time" office:time-value="PT10H22M00S">
            <text:p>10:22</text:p>
          </table:table-cell>
          <table:table-cell table:formula="of:=[.A8]-[.$A$4]" office:value-type="time" office:time-value="PT00H05M00S">
            <text:p>00:05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office:value-type="time" office:time-value="PT10H26M00S">
            <text:p>10:26</text:p>
          </table:table-cell>
          <table:table-cell table:formula="of:=[.A9]-[.$A$4]" office:value-type="time" office:time-value="PT00H09M00S">
            <text:p>00:09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time" office:time-value="PT10H30M00S">
            <text:p>10:30</text:p>
          </table:table-cell>
          <table:table-cell table:formula="of:=[.A10]-[.$A$4]" office:value-type="time" office:time-value="PT00H13M00S">
            <text:p>00:13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office:value-type="time" office:time-value="PT10H32M00S">
            <text:p>10:32</text:p>
          </table:table-cell>
          <table:table-cell table:formula="of:=[.A11]-[.$A$4]" office:value-type="time" office:time-value="PT00H15M00S">
            <text:p>00:15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1">
          <table:table-cell office:value-type="time" office:time-value="PT10H35M00S">
            <text:p>10:35</text:p>
          </table:table-cell>
          <table:table-cell table:formula="of:=[.A12]-[.$A$4]" office:value-type="time" office:time-value="PT00H18M00S">
            <text:p>00:18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office:value-type="time" office:time-value="PT10H39M00S">
            <text:p>10:39</text:p>
          </table:table-cell>
          <table:table-cell table:formula="of:=[.A13]-[.$A$4]" office:value-type="time" office:time-value="PT00H22M00S">
            <text:p>00:22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2M00S">
            <text:p>10:42</text:p>
          </table:table-cell>
          <table:table-cell table:formula="of:=[.A14]-[.$A$4]" office:value-type="time" office:time-value="PT00H25M00S">
            <text:p>00:25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6M00S">
            <text:p>10:46</text:p>
          </table:table-cell>
          <table:table-cell table:formula="of:=[.A15]-[.$A$4]" office:value-type="time" office:time-value="PT00H29M00S">
            <text:p>00:29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0M00S">
            <text:p>10:50</text:p>
          </table:table-cell>
          <table:table-cell table:formula="of:=[.A16]-[.$A$4]" office:value-type="time" office:time-value="PT00H33M00S">
            <text:p>00:33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5M00S">
            <text:p>10:55</text:p>
          </table:table-cell>
          <table:table-cell table:formula="of:=[.A17]-[.$A$4]" office:value-type="time" office:time-value="PT00H38M00S">
            <text:p>00:38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0M00S">
            <text:p>11:00</text:p>
          </table:table-cell>
          <table:table-cell table:formula="of:=[.A18]-[.$A$4]" office:value-type="time" office:time-value="PT00H43M00S">
            <text:p>00:43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5M00S">
            <text:p>11:05</text:p>
          </table:table-cell>
          <table:table-cell table:formula="of:=[.A19]-[.$A$4]" office:value-type="time" office:time-value="PT00H48M00S">
            <text:p>00:48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0M00S">
            <text:p>11:10</text:p>
          </table:table-cell>
          <table:table-cell table:formula="of:=[.A20]-[.$A$4]" office:value-type="time" office:time-value="PT00H53M00S">
            <text:p>00:53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5M00S">
            <text:p>11:15</text:p>
          </table:table-cell>
          <table:table-cell table:formula="of:=[.A21]-[.$A$4]" office:value-type="time" office:time-value="PT00H58M00S">
            <text:p>00:58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0M00S">
            <text:p>11:20</text:p>
          </table:table-cell>
          <table:table-cell table:formula="of:=[.A22]-[.$A$4]" office:value-type="time" office:time-value="PT01H03M00S">
            <text:p>01:03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5M00S">
            <text:p>11:25</text:p>
          </table:table-cell>
          <table:table-cell table:formula="of:=[.A23]-[.$A$4]" office:value-type="time" office:time-value="PT01H08M00S">
            <text:p>01:08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0M00S">
            <text:p>11:30</text:p>
          </table:table-cell>
          <table:table-cell table:formula="of:=[.A24]-[.$A$4]" office:value-type="time" office:time-value="PT01H13M00S">
            <text:p>01:13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5M00S">
            <text:p>11:35</text:p>
          </table:table-cell>
          <table:table-cell table:formula="of:=[.A25]-[.$A$4]" office:value-type="time" office:time-value="PT01H18M00S">
            <text:p>01:18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0M00S">
            <text:p>11:40</text:p>
          </table:table-cell>
          <table:table-cell table:formula="of:=[.A26]-[.$A$4]" office:value-type="time" office:time-value="PT01H23M00S">
            <text:p>01:23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5M00S">
            <text:p>11:45</text:p>
          </table:table-cell>
          <table:table-cell table:formula="of:=[.A27]-[.$A$4]" office:value-type="time" office:time-value="PT01H28M00S">
            <text:p>01:28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0M00S">
            <text:p>11:50</text:p>
          </table:table-cell>
          <table:table-cell table:formula="of:=[.A28]-[.$A$4]" office:value-type="time" office:time-value="PT01H33M00S">
            <text:p>01:33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5M00S">
            <text:p>11:55</text:p>
          </table:table-cell>
          <table:table-cell table:formula="of:=[.A29]-[.$A$4]" office:value-type="time" office:time-value="PT01H38M00S">
            <text:p>01:38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formula="of:=[.A30]-[.$A$4]" office:value-type="time" office:time-value="PT01H42M00S">
            <text:p>01:42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style-name="ce46" table:formula="of:=[.A31]-[.$A$4]" office:value-type="time" office:time-value="PT01H42M00S">
            <text:p>01:42</text:p>
          </table:table-cell>
          <table:table-cell table:style-name="ce48" office:value-type="float" office:value="0">
            <text:p>0,00</text:p>
          </table:table-cell>
          <table:table-cell table:style-name="ce48" office:value-type="float" office:value="5.02">
            <text:p>5,02</text:p>
          </table:table-cell>
          <table:table-cell table:style-name="ce28" office:value-type="float" office:value="4.13">
            <text:p>4,13</text:p>
          </table:table-cell>
        </table:table-row>
        <table:table-row table:style-name="ro1">
          <table:table-cell office:value-type="time" office:time-value="PT12H02M00S">
            <text:p>12:02</text:p>
          </table:table-cell>
          <table:table-cell table:style-name="ce46" table:formula="of:=[.A32]-[.$A$4]" office:value-type="time" office:time-value="PT01H45M00S">
            <text:p>01:45</text:p>
          </table:table-cell>
          <table:table-cell table:style-name="ce48" office:value-type="float" office:value="0">
            <text:p>0,00</text:p>
          </table:table-cell>
          <table:table-cell table:style-name="ce48" office:value-type="float" office:value="5.02">
            <text:p>5,02</text:p>
          </table:table-cell>
          <table:table-cell table:style-name="ce28" office:value-type="float" office:value="4.12">
            <text:p>4,12</text:p>
          </table:table-cell>
        </table:table-row>
        <table:table-row table:style-name="ro1">
          <table:table-cell office:value-type="time" office:time-value="PT12H05M00S">
            <text:p>12:05</text:p>
          </table:table-cell>
          <table:table-cell table:style-name="ce46" table:formula="of:=[.A33]-[.$A$4]" office:value-type="time" office:time-value="PT01H48M00S">
            <text:p>01:48</text:p>
          </table:table-cell>
          <table:table-cell table:style-name="ce48" office:value-type="float" office:value="0">
            <text:p>0,00</text:p>
          </table:table-cell>
          <table:table-cell table:style-name="ce48" office:value-type="float" office:value="5.02">
            <text:p>5,02</text:p>
          </table:table-cell>
          <table:table-cell table:style-name="ce28" office:value-type="float" office:value="4.11">
            <text:p>4,11</text:p>
          </table:table-cell>
        </table:table-row>
        <table:table-row table:style-name="ro1">
          <table:table-cell office:value-type="time" office:time-value="PT12H10M00S">
            <text:p>12:10</text:p>
          </table:table-cell>
          <table:table-cell table:style-name="ce47" table:formula="of:=[.A34]-[.$A$4]" office:value-type="time" office:time-value="PT01H53M00S">
            <text:p>01:53</text:p>
          </table:table-cell>
          <table:table-cell table:style-name="ce49" office:value-type="float" office:value="0">
            <text:p>0,00</text:p>
          </table:table-cell>
          <table:table-cell table:style-name="ce49" office:value-type="float" office:value="5.02">
            <text:p>5,02</text:p>
          </table:table-cell>
          <table:table-cell table:style-name="ce29" office:value-type="float" office:value="4.11">
            <text:p>4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1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time-style style:name="N112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23.01.2017</text:date>, <text:time>00:26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7-01-23T00:26:45.41</dc:date>
    <dc:creator>Владимир Ласкин</dc:creator>
    <meta:editing-duration>PT20H37M7S</meta:editing-duration>
    <meta:editing-cycles>59</meta:editing-cycles>
    <meta:generator>OpenOffice/4.1.3$Win32 OpenOffice.org_project/413m1$Build-9783</meta:generator>
    <meta:printed-by>Владимир Ласкин</meta:printed-by>
    <meta:print-date>2016-12-19T22:19:57.19</meta:print-date>
    <meta:document-statistic meta:table-count="4" meta:cell-count="83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UltraFire 6000'.B4:'UltraFire 6000'.E32 'UltraFire 6000'.C2:'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UltraFire 6000'.C4:'UltraFire 6000'.C32" chart:label-cell-address="'UltraFire 6000'.C2:'UltraFire 6000'.C2" chart:class="chart:scatter">
            <chart:domain table:cell-range-address="'UltraFire 6000'.B4:'UltraFire 6000'.B32"/>
            <chart:data-point chart:repeated="29"/>
          </chart:series>
          <chart:series chart:attached-axis="primary-y" chart:style-name="ch10" chart:values-cell-range-address="'UltraFire 6000'.D4:'UltraFire 6000'.D32" chart:label-cell-address="'UltraFire 6000'.D2:'UltraFire 6000'.D2" chart:class="chart:scatter">
            <chart:data-point chart:repeated="29"/>
          </chart:series>
          <chart:series chart:attached-axis="primary-y" chart:style-name="ch11" chart:values-cell-range-address="'UltraFire 6000'.E4:'UltraFire 6000'.E32" chart:label-cell-address="'UltraFire 6000'.E2:'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UltraFire 6000'.C2:'UltraFire 6000'.C2</svg:desc>
                </draw:g>
              </table:table-cell>
              <table:table-cell office:value-type="string">
                <text:p>U [V] внеш.</text:p>
                <draw:g>
                  <svg:desc>'UltraFire 6000'.D2:'UltraFire 6000'.D2</svg:desc>
                </draw:g>
              </table:table-cell>
              <table:table-cell office:value-type="string">
                <text:p>U [V] внутр.</text:p>
                <draw:g>
                  <svg:desc>'UltraFire 6000'.E2:'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2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2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2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94cm" svg:height="12.463cm" xlink:href=".." xlink:type="simple" chart:class="chart:scatter" chart:style-name="ch1">
        <chart:legend svg:x="1.956cm" svg:y="9.878cm" style:legend-expansion="custom" chartooo:width="2.797cm" chartooo:height="1.157cm" style:legend-expansion-aspect-ratio="2.41745894554883" chart:style-name="ch2"/>
        <chart:plot-area chart:style-name="ch3" table:cell-range-address="'дохлый 1500'.B4:'дохлый 1500'.C43 'дохлый 1500'.C2:'дохлый 1500'.D2 'дохлый 1500'.D4:'дохлый 1500'.D24" chart:data-source-has-labels="row" svg:x="0.444cm" svg:y="0.566cm" svg:width="18.895cm" svg:height="11.684cm">
          <chartooo:coordinate-region svg:x="1.356cm" svg:y="0.778cm" svg:width="17.558cm" svg:height="10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C4:'дохлый 1500'.C43" chart:label-cell-address="'дохлый 1500'.C2:'дохлый 1500'.C2" chart:class="chart:scatter">
            <chart:domain table:cell-range-address="'дохлый 1500'.B4:'дохлый 1500'.B43"/>
            <chart:data-point chart:repeated="40"/>
          </chart:series>
          <chart:series chart:style-name="ch8" chart:values-cell-range-address="'дохлый 1500'.D4:'дохлый 1500'.D24" chart:label-cell-address="'дохлый 1500'.D2:'дохлый 1500'.D2" chart:class="chart:scatter">
            <chart:domain table:cell-range-address="'дохлый 1500'.B4:'дохлый 1500'.B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V батареи.</text:p>
                <draw:g>
                  <svg:desc>'дохлый 1500'.C2:'дохлый 1500'.C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V зарядки.</text:p>
                <draw:g>
                  <svg:desc>'дохлый 1500'.D2:'дохлый 15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43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maximum="4.2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8cm" svg:height="12.122cm" xlink:href=".." xlink:type="simple" chart:class="chart:scatter" chart:style-name="ch1">
        <chart:title svg:x="8.11cm" svg:y="0.378cm" chart:style-name="ch2">
          <text:p>Процесс разрядки</text:p>
        </chart:title>
        <chart:legend svg:x="10.082cm" svg:y="1.873cm" style:legend-expansion="custom" chartooo:width="7.184cm" chartooo:height="2.118cm" style:legend-expansion-aspect-ratio="3.3918791312559" chart:style-name="ch3"/>
        <chart:plot-area chart:style-name="ch4" table:cell-range-address="'дохлый 1500'.F3:'дохлый 1500'.G21 'дохлый 1500'.F1:'дохлый 1500'.F1 'дохлый 1500'.I1:'дохлый 1500'.I1 'дохлый 1500'.J3:'дохлый 1500'.J25 'дохлый 1500'.L1:'дохлый 1500'.L1 'дохлый 1500'.M3:'дохлый 1500'.M27" chart:data-source-has-labels="row" svg:x="0.709cm" svg:y="1.216cm" svg:width="19.318cm" svg:height="10.239cm">
          <chartooo:coordinate-region svg:x="1.621cm" svg:y="1.428cm" svg:width="17.981cm" svg:height="9.354cm"/>
          <chart:axis chart:dimension="x" chart:name="primary-x" chart:style-name="ch5">
            <chart:title svg:x="9.834cm" svg:y="11.535cm" chart:style-name="ch6">
              <text:p>время</text:p>
            </chart:title>
          </chart:axis>
          <chart:axis chart:dimension="y" chart:name="primary-y" chart:style-name="ch7">
            <chart:title svg:x="0.001cm" svg:y="8.403cm" chart:style-name="ch8">
              <text:p>напряжение на батарейке</text:p>
            </chart:title>
            <chart:grid chart:style-name="ch9" chart:class="major"/>
          </chart:axis>
          <chart:series chart:style-name="ch10" chart:values-cell-range-address="'дохлый 1500'.G3:'дохлый 1500'.G21" chart:label-cell-address="'дохлый 1500'.F1:'дохлый 1500'.F1" chart:class="chart:scatter">
            <chart:domain table:cell-range-address="'дохлый 1500'.F3:'дохлый 1500'.F21"/>
            <chart:data-point chart:repeated="19"/>
          </chart:series>
          <chart:series chart:style-name="ch11" chart:values-cell-range-address="'дохлый 1500'.J3:'дохлый 1500'.J25" chart:label-cell-address="'дохлый 1500'.I1:'дохлый 1500'.I1" chart:class="chart:scatter">
            <chart:domain table:cell-range-address="'дохлый 1500'.I3:'дохлый 1500'.I25"/>
            <chart:data-point chart:repeated="23"/>
          </chart:series>
          <chart:series chart:style-name="ch12" chart:values-cell-range-address="'дохлый 1500'.M3:'дохлый 1500'.M27" chart:label-cell-address="'дохлый 1500'.L1:'дохлый 1500'.L1" chart:class="chart:scatter">
            <chart:domain table:cell-range-address="'дохлый 1500'.L3:'дохлый 1500'.L27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роцесс разрядки темный</text:p>
                <draw:g>
                  <svg:desc>'дохлый 1500'.F1:'дохлый 1500'.F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процесс разрядки подсветка включена</text:p>
                <draw:g>
                  <svg:desc>'дохлый 1500'.I1:'дохлый 1500'.I1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разрядка 6000 подсветка включена</text:p>
                <draw:g>
                  <svg:desc>'дохлый 1500'.L1:'дохлый 1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F3:'дохлый 1500'.F21</svg:desc>
                </draw:g>
              </table:table-cell>
              <table:table-cell office:value-type="float" office:value="4.09">
                <text:p>4.09</text:p>
                <draw:g>
                  <svg:desc>'дохлый 1500'.G3:'дохлый 1500'.G21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4.07">
                <text:p>4.07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04">
                <text:p>4.04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03">
                <text:p>4.0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4.01">
                <text:p>4.01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3.92">
                <text:p>3.92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.88">
                <text:p>3.88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3.84">
                <text:p>3.84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3.75">
                <text:p>3.7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86111111111">
                <text:p>1.10486111111111</text:p>
              </table:table-cell>
              <table:table-cell office:value-type="float" office:value="3.74">
                <text:p>3.74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52777777778">
                <text:p>1.37152777777778</text:p>
              </table:table-cell>
              <table:table-cell office:value-type="float" office:value="3.71">
                <text:p>3.71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41666666667">
                <text:p>1.51041666666667</text:p>
              </table:table-cell>
              <table:table-cell office:value-type="float" office:value="3.69">
                <text:p>3.69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597222222222">
                <text:p>1.66597222222222</text:p>
              </table:table-cell>
              <table:table-cell office:value-type="float" office:value="3.64">
                <text:p>3.64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3.61">
                <text:p>3.6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888888888889">
                <text:p>1.93888888888889</text:p>
              </table:table-cell>
              <table:table-cell office:value-type="float" office:value="3.48">
                <text:p>3.4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86111111111">
                <text:p>2.00486111111111</text:p>
              </table:table-cell>
              <table:table-cell office:value-type="float" office:value="3.38">
                <text:p>3.38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3.32">
                <text:p>3.3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875">
                <text:p>2.11875</text:p>
              </table:table-cell>
              <table:table-cell office:value-type="float" office:value="3.28">
                <text:p>3.28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916666666667">
                <text:p>2.22916666666667</text:p>
              </table:table-cell>
              <table:table-cell office:value-type="float" office:value="2.95">
                <text:p>2.9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6cm" svg:height="13.108cm" xlink:href=".." xlink:type="simple" chart:class="chart:scatter" chart:style-name="ch1">
        <chart:title svg:x="10.813cm" svg:y="0.398cm" chart:style-name="ch2">
          <text:p>Зарядка</text:p>
        </chart:title>
        <chart:legend svg:x="5.204cm" svg:y="8.549cm" style:legend-expansion="custom" chartooo:width="4.505cm" chartooo:height="1.543cm" style:legend-expansion-aspect-ratio="2.91963707064161" chart:style-name="ch3"/>
        <chart:plot-area chart:style-name="ch4" table:cell-range-address="'2000'.B5:'2000'.D24 '2000'.C3:'2000'.D3" chart:data-source-has-labels="row" svg:x="2.411cm" svg:y="1.039cm" svg:width="20.841cm" svg:height="11.207cm">
          <chartooo:coordinate-region svg:x="3.323cm" svg:y="1.251cm" svg:width="19.505cm" svg:height="10.322cm"/>
          <chart:axis chart:dimension="x" chart:name="primary-x" chart:style-name="ch5">
            <chart:title svg:x="12.297cm" svg:y="12.509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1.355cm" svg:y="7.652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C5:'2000'.C24" chart:label-cell-address="'2000'.C3:'2000'.C3" chart:class="chart:scatter">
            <chart:domain table:cell-range-address="'2000'.B5:'2000'.B24"/>
            <chart:data-point chart:repeated="20"/>
          </chart:series>
          <chart:series chart:style-name="ch11" chart:values-cell-range-address="'2000'.D5:'2000'.D24" chart:label-cell-address="'2000'.D3:'2000'.D3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U бат.</text:p>
                <draw:g>
                  <svg:desc>'2000'.C3:'2000'.C3</svg:desc>
                </draw:g>
              </table:table-cell>
              <table:table-cell office:value-type="string">
                <text:p>U зар.</text:p>
                <draw:g>
                  <svg:desc>'2000'.D3:'2000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303cm" svg:height="15.071cm" xlink:href=".." xlink:type="simple" chart:class="chart:scatter" chart:style-name="ch1">
        <chart:title svg:x="10.795cm" svg:y="0.437cm" chart:style-name="ch2">
          <text:p>Процесс Зарядки</text:p>
        </chart:title>
        <chart:legend svg:x="12.107cm" svg:y="9.05cm" style:legend-expansion="custom" chartooo:width="5.156cm" chartooo:height="3.936cm" style:legend-expansion-aspect-ratio="1.3099593495935" chart:style-name="ch3"/>
        <chart:plot-area chart:style-name="ch4" table:cell-range-address="'UltraFire 6000'.B4:'UltraFire 6000'.E34 'Общий график'.B2:'Общий график'.B6 'Общий график'.B7:'Общий график'.B8 'дохлый 1500'.C4:'дохлый 1500'.D24 '2000'.C5:'2000'.D24" chart:data-source-has-labels="row" svg:x="0.594cm" svg:y="1.511cm" svg:width="24.231cm" svg:height="13.004cm">
          <chartooo:coordinate-region svg:x="1.506cm" svg:y="1.724cm" svg:width="22.406cm" svg:height="12.118cm"/>
          <chart:axis chart:dimension="x" chart:name="primary-x" chart:style-name="ch5">
            <chart:title svg:x="12.175cm" svg:y="14.484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023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>
            <chart:title svg:x="24.716cm" svg:y="9.909cm" chart:style-name="ch9">
              <text:p>ток на входе (только UF)</text:p>
            </chart:title>
          </chart:axis>
          <chart:series chart:attached-axis="primary-y" chart:style-name="ch11" chart:values-cell-range-address="'UltraFire 6000'.E4:'UltraFire 6000'.E34" chart:label-cell-address="'Общий график'.B2:'Общий график'.B2" chart:class="chart:scatter">
            <chart:domain table:cell-range-address="'UltraFire 6000'.B4:'UltraFire 6000'.B34"/>
            <chart:data-point chart:repeated="31"/>
          </chart:series>
          <chart:series chart:attached-axis="primary-y" chart:style-name="ch12" chart:values-cell-range-address="'UltraFire 6000'.D4:'UltraFire 6000'.D34" chart:label-cell-address="'Общий график'.B3:'Общий график'.B3" chart:class="chart:scatter">
            <chart:data-point chart:repeated="31"/>
          </chart:series>
          <chart:series chart:attached-axis="secondary-y" chart:style-name="ch13" chart:values-cell-range-address="'UltraFire 6000'.C4:'UltraFire 6000'.C34" chart:label-cell-address="'Общий график'.B4:'Общий график'.B4" chart:class="chart:scatter">
            <chart:data-point chart:repeated="31"/>
          </chart:series>
          <chart:series chart:attached-axis="primary-y" chart:style-name="ch14" chart:values-cell-range-address="'дохлый 1500'.C4:'дохлый 1500'.C24" chart:label-cell-address="'Общий график'.B7:'Общий график'.B7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5" chart:values-cell-range-address="'дохлый 1500'.D4:'дохлый 1500'.D24" chart:label-cell-address="'Общий график'.B8:'Общий график'.B8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6" chart:values-cell-range-address="'2000'.C5:'2000'.C24" chart:label-cell-address="'Общий график'.B5:'Общий график'.B5" chart:class="chart:scatter">
            <chart:domain table:cell-range-address="'2000'.B5:'2000'.B24"/>
            <chart:data-point chart:repeated="20"/>
          </chart:series>
          <chart:series chart:attached-axis="primary-y" chart:style-name="ch17" chart:values-cell-range-address="'2000'.D5:'2000'.D24" chart:label-cell-address="'Общий график'.B6:'Общий график'.B6" chart:class="chart:scatter">
            <chart:domain table:cell-range-address="'2000'.B5:'2000'.B24"/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(UltraFire) U Chr.</text:p>
                <draw:g>
                  <svg:desc>'Общий график'.B3:'Общий график'.B3</svg:desc>
                </draw:g>
              </table:table-cell>
              <table:table-cell office:value-type="string">
                <text:p>(UltraFire) C Bat.</text:p>
                <draw:g>
                  <svg:desc>'Общий график'.B4:'Общий график'.B4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Chr.</text:p>
                <draw:g>
                  <svg:desc>'Общий график'.B8:'Общий график'.B8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Chr.</text:p>
                <draw:g>
                  <svg:desc>'Общий график'.B6:'Общий график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4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4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4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2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3.94">
                <text:p>3.94</text:p>
              </table:table-cell>
              <table:table-cell office:value-type="float" office:value="4.81">
                <text:p>4.81</text:p>
              </table:table-cell>
              <table:table-cell office:value-type="float" office:value="0.95">
                <text:p>0.95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3.98">
                <text:p>3.98</text:p>
              </table:table-cell>
              <table:table-cell office:value-type="float" office:value="4.74">
                <text:p>4.74</text:p>
              </table:table-cell>
              <table:table-cell office:value-type="float" office:value="0.81">
                <text:p>0.81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3">
                <text:p>4.03</text:p>
              </table:table-cell>
              <table:table-cell office:value-type="float" office:value="4.75">
                <text:p>4.75</text:p>
              </table:table-cell>
              <table:table-cell office:value-type="float" office:value="0.78">
                <text:p>0.78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4.06">
                <text:p>4.06</text:p>
              </table:table-cell>
              <table:table-cell office:value-type="float" office:value="4.75">
                <text:p>4.75</text:p>
              </table:table-cell>
              <table:table-cell office:value-type="float" office:value="0.76">
                <text:p>0.76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4.09">
                <text:p>4.09</text:p>
              </table:table-cell>
              <table:table-cell office:value-type="float" office:value="4.75">
                <text:p>4.75</text:p>
              </table:table-cell>
              <table:table-cell office:value-type="float" office:value="0.73">
                <text:p>0.7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4.14">
                <text:p>4.14</text:p>
              </table:table-cell>
              <table:table-cell office:value-type="float" office:value="4.76">
                <text:p>4.76</text:p>
              </table:table-cell>
              <table:table-cell office:value-type="float" office:value="0.69">
                <text:p>0.69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4.15">
                <text:p>4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4.16">
                <text:p>4.16</text:p>
              </table:table-cell>
              <table:table-cell office:value-type="float" office:value="4.81">
                <text:p>4.81</text:p>
              </table:table-cell>
              <table:table-cell office:value-type="float" office:value="0.62">
                <text:p>0.62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4.17">
                <text:p>4.17</text:p>
              </table:table-cell>
              <table:table-cell office:value-type="float" office:value="4.86">
                <text:p>4.86</text:p>
              </table:table-cell>
              <table:table-cell office:value-type="float" office:value="0.58">
                <text:p>0.58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87">
                <text:p>4.87</text:p>
              </table:table-cell>
              <table:table-cell office:value-type="float" office:value="0.54">
                <text:p>0.54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89">
                <text:p>4.89</text:p>
              </table:table-cell>
              <table:table-cell office:value-type="float" office:value="0.5">
                <text:p>0.5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7">
                <text:p>0.47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3">
                <text:p>0.4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1">
                <text:p>4.91</text:p>
              </table:table-cell>
              <table:table-cell office:value-type="float" office:value="0.4">
                <text:p>0.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2">
                <text:p>4.92</text:p>
              </table:table-cell>
              <table:table-cell office:value-type="float" office:value="0.36">
                <text:p>0.3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4.17">
                <text:p>4.17</text:p>
              </table:table-cell>
              <table:table-cell office:value-type="float" office:value="4.93">
                <text:p>4.93</text:p>
              </table:table-cell>
              <table:table-cell office:value-type="float" office:value="0.32">
                <text:p>0.3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0.125">
                <text:p>0.1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4.17">
                <text:p>4.17</text:p>
              </table:table-cell>
              <table:table-cell office:value-type="float" office:value="4.94">
                <text:p>4.94</text:p>
              </table:table-cell>
              <table:table-cell office:value-type="float" office:value="0.29">
                <text:p>0.2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4.17">
                <text:p>4.17</text:p>
              </table:table-cell>
              <table:table-cell office:value-type="float" office:value="4.95">
                <text:p>4.95</text:p>
              </table:table-cell>
              <table:table-cell office:value-type="float" office:value="0.26">
                <text:p>0.26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4">
                <text:p>0.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">
                <text:p>0.2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7">
                <text:p>4.97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8">
                <text:p>4.9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3">
                <text:p>4.13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4.12">
                <text:p>4.1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">
                <text:p>0.075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84722222222222">
                <text:p>0.0784722222222222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506cm" svg:height="15.197cm" xlink:href=".." xlink:type="simple" chart:class="chart:scatter" chart:style-name="ch1">
        <chart:title svg:x="8.415cm" svg:y="0.439cm" chart:style-name="ch2">
          <text:p>процесс разрядки с подсветкой</text:p>
        </chart:title>
        <chart:legend svg:x="11.621cm" svg:y="1.787cm" style:legend-expansion="custom" chartooo:width="10.78cm" chartooo:height="1.962cm" style:legend-expansion-aspect-ratio="5.49439347604485" chart:style-name="ch3"/>
        <chart:plot-area chart:style-name="ch4" table:cell-range-address="'2000'.I4:'2000'.J36 '2000'.I2:'2000'.I2 '2000'.L2:'2000'.L2 '2000'.M4:'2000'.M26 '2000'.O2:'2000'.O2 '2000'.P4:'2000'.P37 '2000'.F2:'2000'.F2 '2000'.G4:'2000'.G26 'Общий график'.B2:'Общий график'.B2 'дохлый 1500'.M3:'дохлый 1500'.M27 'Общий график'.B7:'Общий график'.B7 'дохлый 1500'.J3:'дохлый 1500'.J25" chart:data-source-has-labels="row" svg:x="1.556cm" svg:y="1.436cm" svg:width="21.449cm" svg:height="12.738cm">
          <chartooo:coordinate-region svg:x="2.468cm" svg:y="1.648cm" svg:width="20.019cm" svg:height="11.853cm"/>
          <chart:axis chart:dimension="x" chart:name="primary-x" chart:style-name="ch5">
            <chart:title svg:x="11.746cm" svg:y="14.478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499cm" svg:y="8.815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J4:'2000'.J36" chart:label-cell-address="'2000'.I2:'2000'.I2" chart:class="chart:scatter">
            <chart:domain table:cell-range-address="'2000'.I4:'2000'.I36"/>
            <chart:data-point chart:repeated="33"/>
          </chart:series>
          <chart:series chart:style-name="ch11" chart:values-cell-range-address="'2000'.M4:'2000'.M26" chart:label-cell-address="'2000'.L2:'2000'.L2" chart:class="chart:scatter">
            <chart:domain table:cell-range-address="'2000'.L4:'2000'.L26"/>
            <chart:data-point chart:repeated="23"/>
          </chart:series>
          <chart:series chart:style-name="ch12" chart:values-cell-range-address="'2000'.P4:'2000'.P37" chart:label-cell-address="'2000'.O2:'2000'.O2" chart:class="chart:scatter">
            <chart:domain table:cell-range-address="'2000'.O4:'2000'.O37"/>
            <chart:data-point chart:repeated="34"/>
          </chart:series>
          <chart:series chart:style-name="ch13" chart:values-cell-range-address="'2000'.G4:'2000'.G26" chart:label-cell-address="'2000'.F2:'2000'.F2" chart:class="chart:scatter">
            <chart:domain table:cell-range-address="'2000'.F4:'2000'.F26"/>
            <chart:data-point chart:repeated="23"/>
          </chart:series>
          <chart:series chart:style-name="ch14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style-name="ch15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без подсветки</text:p>
                <draw:g>
                  <svg:desc>'2000'.I2:'2000'.I2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подсветка включена блок</text:p>
                <draw:g>
                  <svg:desc>'2000'.L2:'2000'.L2</svg:desc>
                </draw:g>
              </table:table-cell>
              <table:table-cell office:value-type="string">
                <text:p>Столбец O</text:p>
              </table:table-cell>
              <table:table-cell office:value-type="string">
                <text:p>без подсветки блок</text:p>
                <draw:g>
                  <svg:desc>'2000'.O2:'2000'.O2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подсветка включена</text:p>
                <draw:g>
                  <svg:desc>'2000'.F2:'2000'.F2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I4:'2000'.I36</svg:desc>
                </draw:g>
              </table:table-cell>
              <table:table-cell office:value-type="float" office:value="4.12">
                <text:p>4.12</text:p>
                <draw:g>
                  <svg:desc>'2000'.J4:'2000'.J36</svg:desc>
                </draw:g>
              </table:table-cell>
              <table:table-cell office:value-type="float" office:value="0">
                <text:p>0</text:p>
                <draw:g>
                  <svg:desc>'2000'.L4:'2000'.L26</svg:desc>
                </draw:g>
              </table:table-cell>
              <table:table-cell office:value-type="float" office:value="4.11">
                <text:p>4.11</text:p>
                <draw:g>
                  <svg:desc>'2000'.M4:'2000'.M26</svg:desc>
                </draw:g>
              </table:table-cell>
              <table:table-cell office:value-type="float" office:value="0">
                <text:p>0</text:p>
                <draw:g>
                  <svg:desc>'2000'.O4:'2000'.O37</svg:desc>
                </draw:g>
              </table:table-cell>
              <table:table-cell office:value-type="float" office:value="4.12">
                <text:p>4.12</text:p>
                <draw:g>
                  <svg:desc>'2000'.P4:'2000'.P37</svg:desc>
                </draw:g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3611111167702">
                <text:p>0.0173611111167702</text:p>
              </table:table-cell>
              <table:table-cell office:value-type="float" office:value="4.11">
                <text:p>4.11</text:p>
              </table:table-cell>
              <table:table-cell office:value-type="float" office:value="0.00558364353113575">
                <text:p>0.00558364353113575</text:p>
              </table:table-cell>
              <table:table-cell office:value-type="float" office:value="4.1">
                <text:p>4.1</text:p>
              </table:table-cell>
              <table:table-cell office:value-type="float" office:value="0.0098749999977008">
                <text:p>0.0098749999977008</text:p>
              </table:table-cell>
              <table:table-cell office:value-type="float" office:value="4.11">
                <text:p>4.11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8887731474824">
                <text:p>0.0638887731474824</text:p>
              </table:table-cell>
              <table:table-cell office:value-type="float" office:value="4.11">
                <text:p>4.11</text:p>
              </table:table-cell>
              <table:table-cell office:value-type="float" office:value="0.0241947546249139">
                <text:p>0.0241947546249139</text:p>
              </table:table-cell>
              <table:table-cell office:value-type="float" office:value="4.1">
                <text:p>4.1</text:p>
              </table:table-cell>
              <table:table-cell office:value-type="float" office:value="0.0427916666681995">
                <text:p>0.0427916666681995</text:p>
              </table:table-cell>
              <table:table-cell office:value-type="float" office:value="4.11">
                <text:p>4.11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333333337214">
                <text:p>0.108333333337214</text:p>
              </table:table-cell>
              <table:table-cell office:value-type="float" office:value="4.09">
                <text:p>4.09</text:p>
              </table:table-cell>
              <table:table-cell office:value-type="float" office:value="0.0428058657576912">
                <text:p>0.0428058657576912</text:p>
              </table:table-cell>
              <table:table-cell office:value-type="float" office:value="4.09">
                <text:p>4.09</text:p>
              </table:table-cell>
              <table:table-cell office:value-type="float" office:value="0.0921666666739475">
                <text:p>0.0921666666739475</text:p>
              </table:table-cell>
              <table:table-cell office:value-type="float" office:value="4.1">
                <text:p>4.1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027777781012">
                <text:p>0.309027777781012</text:p>
              </table:table-cell>
              <table:table-cell office:value-type="float" office:value="4.05">
                <text:p>4.05</text:p>
              </table:table-cell>
              <table:table-cell office:value-type="float" office:value="0.0800280879842467">
                <text:p>0.0800280879842467</text:p>
              </table:table-cell>
              <table:table-cell office:value-type="float" office:value="4.08">
                <text:p>4.08</text:p>
              </table:table-cell>
              <table:table-cell office:value-type="float" office:value="0.141541666679695">
                <text:p>0.141541666679695</text:p>
              </table:table-cell>
              <table:table-cell office:value-type="float" office:value="4.09">
                <text:p>4.09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6388888889051">
                <text:p>0.426388888889051</text:p>
              </table:table-cell>
              <table:table-cell office:value-type="float" office:value="4.03">
                <text:p>4.03</text:p>
              </table:table-cell>
              <table:table-cell office:value-type="float" office:value="0.0279169768592692">
                <text:p>0.0279169768592692</text:p>
              </table:table-cell>
              <table:table-cell office:value-type="float" office:value="4.08">
                <text:p>4.08</text:p>
              </table:table-cell>
              <table:table-cell office:value-type="float" office:value="0.281437500003449">
                <text:p>0.281437500003449</text:p>
              </table:table-cell>
              <table:table-cell office:value-type="float" office:value="4.07">
                <text:p>4.07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0555555559113">
                <text:p>0.880555555559113</text:p>
              </table:table-cell>
              <table:table-cell office:value-type="float" office:value="3.96">
                <text:p>3.96</text:p>
              </table:table-cell>
              <table:table-cell office:value-type="float" office:value="0.154472532417858">
                <text:p>0.154472532417858</text:p>
              </table:table-cell>
              <table:table-cell office:value-type="float" office:value="4.06">
                <text:p>4.06</text:p>
              </table:table-cell>
              <table:table-cell office:value-type="float" office:value="0.610604166656704">
                <text:p>0.610604166656704</text:p>
              </table:table-cell>
              <table:table-cell office:value-type="float" office:value="4.02">
                <text:p>4.02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9583333332848">
                <text:p>0.939583333332848</text:p>
              </table:table-cell>
              <table:table-cell office:value-type="float" office:value="3.95">
                <text:p>3.95</text:p>
              </table:table-cell>
              <table:table-cell office:value-type="float" office:value="0.266139199078025">
                <text:p>0.266139199078025</text:p>
              </table:table-cell>
              <table:table-cell office:value-type="float" office:value="4.03">
                <text:p>4.03</text:p>
              </table:table-cell>
              <table:table-cell office:value-type="float" office:value="0.898624999997701">
                <text:p>0.898624999997701</text:p>
              </table:table-cell>
              <table:table-cell office:value-type="float" office:value="3.98">
                <text:p>3.98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819444444525">
                <text:p>1.03819444444525</text:p>
              </table:table-cell>
              <table:table-cell office:value-type="float" office:value="3.93">
                <text:p>3.93</text:p>
              </table:table-cell>
              <table:table-cell office:value-type="float" office:value="0.377805865757691">
                <text:p>0.377805865757691</text:p>
              </table:table-cell>
              <table:table-cell office:value-type="float" office:value="4">
                <text:p>4</text:p>
              </table:table-cell>
              <table:table-cell office:value-type="float" office:value="1.11752083333755">
                <text:p>1.11752083333755</text:p>
              </table:table-cell>
              <table:table-cell office:value-type="float" office:value="3.94">
                <text:p>3.94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986111111677">
                <text:p>1.07986111111677</text:p>
              </table:table-cell>
              <table:table-cell office:value-type="float" office:value="3.93">
                <text:p>3.93</text:p>
              </table:table-cell>
              <table:table-cell office:value-type="float" office:value="0.563916976870969">
                <text:p>0.563916976870969</text:p>
              </table:table-cell>
              <table:table-cell office:value-type="float" office:value="3.94">
                <text:p>3.94</text:p>
              </table:table-cell>
              <table:table-cell office:value-type="float" office:value="1.3759166666682">
                <text:p>1.3759166666682</text:p>
              </table:table-cell>
              <table:table-cell office:value-type="float" office:value="3.91">
                <text:p>3.91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861111110949">
                <text:p>1.29861111110949</text:p>
              </table:table-cell>
              <table:table-cell office:value-type="float" office:value="3.9">
                <text:p>3.9</text:p>
              </table:table-cell>
              <table:table-cell office:value-type="float" office:value="0.854250310195202">
                <text:p>0.854250310195202</text:p>
              </table:table-cell>
              <table:table-cell office:value-type="float" office:value="3.89">
                <text:p>3.89</text:p>
              </table:table-cell>
              <table:table-cell office:value-type="float" office:value="1.58493750001035">
                <text:p>1.58493750001035</text:p>
              </table:table-cell>
              <table:table-cell office:value-type="float" office:value="3.88">
                <text:p>3.88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541666666715">
                <text:p>1.43541666666715</text:p>
              </table:table-cell>
              <table:table-cell office:value-type="float" office:value="3.87">
                <text:p>3.87</text:p>
              </table:table-cell>
              <table:table-cell office:value-type="float" office:value="1.62288919907413">
                <text:p>1.62288919907413</text:p>
              </table:table-cell>
              <table:table-cell office:value-type="float" office:value="3.75">
                <text:p>3.75</text:p>
              </table:table-cell>
              <table:table-cell office:value-type="float" office:value="1.86966666667395">
                <text:p>1.86966666667395</text:p>
              </table:table-cell>
              <table:table-cell office:value-type="float" office:value="3.84">
                <text:p>3.84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9583333333576">
                <text:p>1.89583333333576</text:p>
              </table:table-cell>
              <table:table-cell office:value-type="float" office:value="3.82">
                <text:p>3.82</text:p>
              </table:table-cell>
              <table:table-cell office:value-type="float" office:value="1.89461142130458">
                <text:p>1.89461142130458</text:p>
              </table:table-cell>
              <table:table-cell office:value-type="float" office:value="3.73">
                <text:p>3.73</text:p>
              </table:table-cell>
              <table:table-cell office:value-type="float" office:value="2.1774374999931">
                <text:p>2.1774374999931</text:p>
              </table:table-cell>
              <table:table-cell office:value-type="float" office:value="3.8">
                <text:p>3.8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652777778101">
                <text:p>1.99652777778101</text:p>
              </table:table-cell>
              <table:table-cell office:value-type="float" office:value="3.81">
                <text:p>3.81</text:p>
              </table:table-cell>
              <table:table-cell office:value-type="float" office:value="2.22588919908972">
                <text:p>2.22588919908972</text:p>
              </table:table-cell>
              <table:table-cell office:value-type="float" office:value="3.69">
                <text:p>3.69</text:p>
              </table:table-cell>
              <table:table-cell office:value-type="float" office:value="2.36341666666245">
                <text:p>2.36341666666245</text:p>
              </table:table-cell>
              <table:table-cell office:value-type="float" office:value="3.79">
                <text:p>3.79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7986111111677">
                <text:p>2.07986111111677</text:p>
              </table:table-cell>
              <table:table-cell office:value-type="float" office:value="3.8">
                <text:p>3.8</text:p>
              </table:table-cell>
              <table:table-cell office:value-type="float" office:value="2.49947253241786">
                <text:p>2.49947253241786</text:p>
              </table:table-cell>
              <table:table-cell office:value-type="float" office:value="3.65">
                <text:p>3.65</text:p>
              </table:table-cell>
              <table:table-cell office:value-type="float" office:value="2.98060416667395">
                <text:p>2.98060416667395</text:p>
              </table:table-cell>
              <table:table-cell office:value-type="float" office:value="3.75">
                <text:p>3.75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6319444444962">
                <text:p>2.36319444444962</text:p>
              </table:table-cell>
              <table:table-cell office:value-type="float" office:value="3.79">
                <text:p>3.79</text:p>
              </table:table-cell>
              <table:table-cell office:value-type="float" office:value="2.67255586574989">
                <text:p>2.67255586574989</text:p>
              </table:table-cell>
              <table:table-cell office:value-type="float" office:value="3.63">
                <text:p>3.63</text:p>
              </table:table-cell>
              <table:table-cell office:value-type="float" office:value="3.25216666666245">
                <text:p>3.25216666666245</text:p>
              </table:table-cell>
              <table:table-cell office:value-type="float" office:value="3.74">
                <text:p>3.74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0138888889487">
                <text:p>2.40138888889487</text:p>
              </table:table-cell>
              <table:table-cell office:value-type="float" office:value="3.78">
                <text:p>3.78</text:p>
              </table:table-cell>
              <table:table-cell office:value-type="float" office:value="2.80841697687487">
                <text:p>2.80841697687487</text:p>
              </table:table-cell>
              <table:table-cell office:value-type="float" office:value="3.53">
                <text:p>3.53</text:p>
              </table:table-cell>
              <table:table-cell office:value-type="float" office:value="3.5665208333364">
                <text:p>3.5665208333364</text:p>
              </table:table-cell>
              <table:table-cell office:value-type="float" office:value="3.71">
                <text:p>3.71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4513888889051">
                <text:p>2.54513888889051</text:p>
              </table:table-cell>
              <table:table-cell office:value-type="float" office:value="3.77">
                <text:p>3.77</text:p>
              </table:table-cell>
              <table:table-cell office:value-type="float" office:value="2.86797253241006">
                <text:p>2.86797253241006</text:p>
              </table:table-cell>
              <table:table-cell office:value-type="float" office:value="3.4">
                <text:p>3.4</text:p>
              </table:table-cell>
              <table:table-cell office:value-type="float" office:value="3.86606249999655">
                <text:p>3.86606249999655</text:p>
              </table:table-cell>
              <table:table-cell office:value-type="float" office:value="3.69">
                <text:p>3.69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7361111111531">
                <text:p>2.77361111111531</text:p>
              </table:table-cell>
              <table:table-cell office:value-type="float" office:value="3.76">
                <text:p>3.76</text:p>
              </table:table-cell>
              <table:table-cell office:value-type="float" office:value="2.92380586574989">
                <text:p>2.92380586574989</text:p>
              </table:table-cell>
              <table:table-cell office:value-type="float" office:value="3.1">
                <text:p>3.1</text:p>
              </table:table-cell>
              <table:table-cell office:value-type="float" office:value="4.0421666666682">
                <text:p>4.0421666666682</text:p>
              </table:table-cell>
              <table:table-cell office:value-type="float" office:value="3.67">
                <text:p>3.67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1597222222481">
                <text:p>2.91597222222481</text:p>
              </table:table-cell>
              <table:table-cell office:value-type="float" office:value="3.75">
                <text:p>3.75</text:p>
              </table:table-cell>
              <table:table-cell office:value-type="float" office:value="2.92969938426162">
                <text:p>2.92969938426162</text:p>
              </table:table-cell>
              <table:table-cell office:value-type="float" office:value="3">
                <text:p>3</text:p>
              </table:table-cell>
              <table:table-cell office:value-type="float" office:value="4.3812083333364">
                <text:p>4.3812083333364</text:p>
              </table:table-cell>
              <table:table-cell office:value-type="float" office:value="3.64">
                <text:p>3.64</text:p>
              </table:table-cell>
              <table:table-cell office:value-type="float" office:value="2.72569444444525">
                <text:p>2.72569444444525</text:p>
              </table:table-cell>
              <table:table-cell office:value-type="float" office:value="3.55">
                <text:p>3.55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7986111111677">
                <text:p>3.07986111111677</text:p>
              </table:table-cell>
              <table:table-cell office:value-type="float" office:value="3.74">
                <text:p>3.74</text:p>
              </table:table-cell>
              <table:table-cell office:value-type="float" office:value="2.9399354953866">
                <text:p>2.9399354953866</text:p>
              </table:table-cell>
              <table:table-cell office:value-type="float" office:value="2.5">
                <text:p>2.5</text:p>
              </table:table-cell>
              <table:table-cell office:value-type="float" office:value="4.6889791666728">
                <text:p>4.6889791666728</text:p>
              </table:table-cell>
              <table:table-cell office:value-type="float" office:value="3.53">
                <text:p>3.53</text:p>
              </table:table-cell>
              <table:table-cell office:value-type="float" office:value="2.85972222222335">
                <text:p>2.85972222222335</text:p>
              </table:table-cell>
              <table:table-cell office:value-type="float" office:value="3.4">
                <text:p>3.4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9027777778392">
                <text:p>3.39027777778392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025416666636">
                <text:p>4.8025416666636</text:p>
              </table:table-cell>
              <table:table-cell office:value-type="float" office:value="3.35">
                <text:p>3.35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7777777778101">
                <text:p>3.77777777778101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7495833334215">
                <text:p>4.87495833334215</text:p>
              </table:table-cell>
              <table:table-cell office:value-type="float" office:value="2.95">
                <text:p>2.95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305555556057">
                <text:p>3.84305555556057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2986111111531">
                <text:p>3.92986111111531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8888888889487">
                <text:p>4.08888888889487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0208333333576">
                <text:p>4.30208333333576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8611111111095">
                <text:p>4.38611111111095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2569444445253">
                <text:p>4.72569444445253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1805555555911">
                <text:p>4.81805555555911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4375000000728">
                <text:p>4.84375000000728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7847222222626">
                <text:p>4.878472222226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4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24cm" svg:height="15.166cm" xlink:href=".." xlink:type="simple" chart:class="chart:scatter" chart:style-name="ch1">
        <chart:title svg:x="9.202cm" svg:y="0.439cm" chart:style-name="ch2">
          <text:p>Процесс Разарядки с подсветкой</text:p>
        </chart:title>
        <chart:legend svg:x="19.735cm" svg:y="2.258cm" style:legend-expansion="custom" chartooo:width="3.918cm" chartooo:height="1.964cm" style:legend-expansion-aspect-ratio="1.9949083503055" chart:style-name="ch3"/>
        <chart:plot-area chart:style-name="ch4" table:cell-range-address="'дохлый 1500'.L3:'дохлый 1500'.M27 'Общий график'.B2:'Общий график'.B2 'Общий график'.B7:'Общий график'.B7 'дохлый 1500'.J3:'дохлый 1500'.J25 'Общий график'.B5:'Общий график'.B5 '2000'.G4:'2000'.G26" chart:data-source-has-labels="row" svg:x="0.6cm" svg:y="1.52cm" svg:width="24.337cm" svg:height="13.078cm">
          <chartooo:coordinate-region svg:x="1.512cm" svg:y="1.732cm" svg:width="22.512cm" svg:height="12.193cm"/>
          <chart:axis chart:dimension="x" chart:name="primary-x" chart:style-name="ch5">
            <chart:title svg:x="12.234cm" svg:y="14.579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069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attached-axis="primary-y" chart:style-name="ch12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series chart:attached-axis="primary-y" chart:style-name="ch13" chart:values-cell-range-address="'2000'.G4:'2000'.G26" chart:label-cell-address="'Общий график'.B5:'Общий график'.B5" chart:class="chart:scatter">
            <chart:domain table:cell-range-address="'2000'.F4:'2000'.F26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2.72569444444525">
                <text:p>2.7256944444452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2.85972222222335">
                <text:p>2.8597222222233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